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 style:font-adornments="Regular"/>
    <style:font-face style:name="Liberation Serif" svg:font-family="'Liberation Serif'" style:font-adornments="Regular" style:font-family-generic="roman"/>
    <style:font-face style:name="DejaVu Sans" svg:font-family="'DejaVu Sans'" style:font-adornments="Book" style:font-family-generic="swiss"/>
    <style:font-face style:name="Liberation Sans1" svg:font-family="'Liberation Sans'" style:font-adornments="Regular" style:font-family-generic="swiss"/>
    <style:font-face style:name="DejaVu Sans Mono2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Math TeX Gyre" svg:font-family="'DejaVu Math TeX Gyre'" style:font-pitch="variable"/>
    <style:font-face style:name="Ethiopic Zelan" svg:font-family="'Ethiopic Zelan'" style:font-adornments="Regular" style:font-pitch="variable"/>
    <style:font-face style:name="TeXGyreAdventor" svg:font-family="TeXGyreAdventor" style:font-adornments="Regular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509cm" draw:marker-end-width="0.509cm" draw:fill="solid" draw:fill-color="#ffffff" draw:textarea-horizontal-align="justify" draw:textarea-vertical-align="middle" draw:auto-grow-height="false" fo:min-height="0.559cm" fo:min-width="0.567cm" fo:padding-top="0.305cm" fo:padding-bottom="0.305cm" fo:padding-left="0.301cm" fo:padding-right="0.301cm"/>
    </style:style>
    <style:style style:name="gr2" style:family="graphic" style:parent-style-name="standard">
      <style:graphic-properties svg:stroke-width="0.102cm" svg:stroke-color="#333333" draw:marker-start-width="0.509cm" draw:marker-end-width="0.509cm" draw:fill="solid" draw:fill-color="#ffffff" draw:textarea-horizontal-align="justify" draw:textarea-vertical-align="middle" draw:auto-grow-height="false" fo:min-height="0.817cm" fo:min-width="0.567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333333" draw:marker-start-width="0.509cm" draw:marker-end-width="0.509cm" draw:fill="solid" draw:fill-color="#ffffff" draw:textarea-horizontal-align="justify" draw:textarea-vertical-align="middle" draw:auto-grow-height="false" fo:min-height="0.817cm" fo:min-width="0.567cm" fo:padding-top="0.176cm" fo:padding-bottom="0.176cm" fo:padding-left="0.301cm" fo:padding-right="0.301cm"/>
    </style:style>
    <style:style style:name="gr4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.686cm" fo:min-width="0cm" fo:padding-top="0.025cm" fo:padding-bottom="0.025cm"/>
    </style:style>
    <style:style style:name="gr6" style:family="graphic" style:parent-style-name="objectwithoutfill">
      <style:graphic-properties svg:stroke-width="0.254cm" svg:stroke-color="#333333" draw:marker-start="" draw:marker-start-width="0.812cm" draw:marker-end="Arrow" draw:marker-end-width="0.762cm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0.7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0.9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0.4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0.4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0.2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603cm"/>
    </style:style>
    <style:style style:name="gr13" style:family="graphic" style:parent-style-name="objectwithoutfill">
      <style:graphic-properties svg:stroke-color="#000000" draw:marker-start="" draw:marker-end="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0.379cm"/>
    </style:style>
    <style:style style:name="gr15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16" style:family="graphic" style:parent-style-name="objectwithoutfill">
      <style:graphic-properties draw:marker-start="Arrow" draw:marker-end="" draw:fill="none" draw:textarea-vertical-align="middle"/>
    </style:style>
    <style:style style:name="gr17" style:family="graphic" style:parent-style-name="standard">
      <style:graphic-properties draw:stroke="solid" svg:stroke-width="0.051cm" svg:stroke-color="#000000" draw:marker-start="" draw:marker-start-width="0.457cm" draw:marker-end="" draw:marker-end-width="0.457cm" draw:fill="none" draw:fill-color="#ffffff" draw:textarea-horizontal-align="left" draw:auto-grow-height="true" draw:auto-grow-width="true" fo:min-height="3.999cm" fo:min-width="11.60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0.713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0.51cm"/>
    </style:style>
    <style:style style:name="gr21" style:family="graphic" style:parent-style-name="objectwithoutfill">
      <style:graphic-properties draw:marker-end="" draw:marker-end-width="0.3cm"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" draw:fill="none" draw:textarea-vertical-align="middle"/>
    </style:style>
    <style:style style:name="gr24" style:family="graphic" style:parent-style-name="objectwithoutfill">
      <style:graphic-properties svg:stroke-width="0.254cm" svg:stroke-color="#333333" draw:marker-start-width="0.812cm" draw:marker-end="Arrow" draw:marker-end-width="0.762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solid" svg:stroke-width="0.051cm" svg:stroke-color="#000000" draw:marker-start="" draw:marker-start-width="0.457cm" draw:marker-end="" draw:marker-end-width="0.457cm" draw:fill="none" draw:fill-color="#ffffff" draw:textarea-horizontal-align="left" draw:auto-grow-height="true" draw:auto-grow-width="true" fo:min-height="3.063cm" fo:min-width="12.804cm" fo:padding-top="0.15cm" fo:padding-bottom="0.15cm" fo:padding-left="0.275cm" fo:padding-right="0.275cm"/>
    </style:style>
    <style:style style:name="gr26" style:family="graphic" style:parent-style-name="standard">
      <style:graphic-properties svg:stroke-width="0.102cm" svg:stroke-color="#333333" draw:marker-start-width="0.509cm" draw:marker-end-width="0.509cm" draw:fill="solid" draw:fill-color="#ffffff" draw:textarea-horizontal-align="justify" draw:textarea-vertical-align="middle" draw:auto-grow-height="false" fo:min-height="0.919cm" fo:min-width="0.669cm" fo:padding-top="0.305cm" fo:padding-bottom="0.305cm" fo:padding-left="0.301cm" fo:padding-right="0.301cm"/>
    </style:style>
    <style:style style:name="gr27" style:family="graphic" style:parent-style-name="standard">
      <style:graphic-properties svg:stroke-width="0.102cm" svg:stroke-color="#333333" draw:marker-start-width="0.509cm" draw:marker-end-width="0.509cm" draw:fill="solid" draw:fill-color="#ffffff" draw:textarea-horizontal-align="center" draw:textarea-vertical-align="middle" draw:auto-grow-height="false" fo:min-height="0.817cm" fo:min-width="0.567cm" fo:padding-top="0.176cm" fo:padding-bottom="0.176cm" fo:padding-left="0.301cm" fo:padding-right="0.301cm"/>
    </style:style>
    <style:style style:name="gr28" style:family="graphic" style:parent-style-name="objectwithoutfill">
      <style:graphic-properties draw:marker-end="Arrow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0.387cm"/>
    </style:style>
    <style:style style:name="gr30" style:family="graphic" style:parent-style-name="standard">
      <style:graphic-properties draw:stroke="solid" svg:stroke-color="#000000" draw:marker-start="" draw:marker-end="" draw:fill="none" draw:fill-color="#ffffff" draw:textarea-horizontal-align="left" draw:auto-grow-height="true" draw:auto-grow-width="false" fo:min-height="3.87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0.4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43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.6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1.0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1.0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1.2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2.05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1.43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7cm" fo:min-width="0cm"/>
    </style:style>
    <style:style style:name="gr41" style:family="graphic" style:parent-style-name="standard">
      <style:graphic-properties draw:stroke="solid" svg:stroke-width="0.051cm" svg:stroke-color="#000000" draw:marker-start="" draw:marker-start-width="0.457cm" draw:marker-end="" draw:marker-end-width="0.457cm" draw:fill="none" draw:fill-color="#ffffff" draw:textarea-horizontal-align="left" draw:auto-grow-height="true" draw:auto-grow-width="false" fo:min-height="5.987cm" fo:min-width="0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6cm" fo:min-width="17.452cm"/>
    </style:style>
    <style:style style:name="gr43" style:family="graphic" style:parent-style-name="standard">
      <style:graphic-properties draw:stroke="solid" svg:stroke-width="0.051cm" svg:stroke-color="#000000" draw:marker-start="" draw:marker-start-width="0.457cm" draw:marker-end="" draw:marker-end-width="0.457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solid" svg:stroke-width="0.051cm" svg:stroke-color="#000000" draw:marker-start="" draw:marker-start-width="0.457cm" draw:marker-end="" draw:marker-end-width="0.457cm" draw:fill="none" draw:fill-color="#ffffff" draw:textarea-horizontal-align="left" draw:auto-grow-height="true" draw:auto-grow-width="false" fo:min-height="2.247cm" fo:min-width="0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2.072cm" style:use-optimal-column-width="false"/>
    </style:style>
    <style:style style:name="co2" style:family="table-column">
      <style:table-column-properties style:column-width="3.601cm" style:use-optimal-column-width="false"/>
    </style:style>
    <style:style style:name="co3" style:family="table-column">
      <style:table-column-properties style:column-width="2.061cm" style:use-optimal-column-width="false"/>
    </style:style>
    <style:style style:name="co4" style:family="table-column">
      <style:table-column-properties style:column-width="2.214cm" style:use-optimal-column-width="false"/>
    </style:style>
    <style:style style:name="co5" style:family="table-column">
      <style:table-column-properties style:column-width="3.554cm" style:use-optimal-column-width="false"/>
    </style:style>
    <style:style style:name="co6" style:family="table-column">
      <style:table-column-properties style:column-width="6.092cm" style:use-optimal-column-width="false"/>
    </style:style>
    <style:style style:name="co7" style:family="table-column">
      <style:table-column-properties style:column-width="2.051cm" style:use-optimal-column-width="false"/>
    </style:style>
    <style:style style:name="co8" style:family="table-column">
      <style:table-column-properties style:column-width="3.564cm" style:use-optimal-column-width="false"/>
    </style:style>
    <style:style style:name="co9" style:family="table-column">
      <style:table-column-properties style:column-width="2.04cm" style:use-optimal-column-width="false"/>
    </style:style>
    <style:style style:name="co10" style:family="table-column">
      <style:table-column-properties style:column-width="2.192cm" style:use-optimal-column-width="false"/>
    </style:style>
    <style:style style:name="co11" style:family="table-column">
      <style:table-column-properties style:column-width="3.96cm" style:use-optimal-column-width="false"/>
    </style:style>
    <style:style style:name="co12" style:family="table-column">
      <style:table-column-properties style:column-width="5.587cm" style:use-optimal-column-width="false"/>
    </style:style>
    <style:style style:name="co13" style:family="table-column">
      <style:table-column-properties style:column-width="2.968cm" style:use-optimal-column-width="false"/>
    </style:style>
    <style:style style:name="co14" style:family="table-column">
      <style:table-column-properties style:column-width="6.581cm" style:use-optimal-column-width="false"/>
    </style:style>
    <style:style style:name="ro1" style:family="table-row">
      <style:table-row-properties style:row-height="1.807cm"/>
    </style:style>
    <style:style style:name="ro2" style:family="table-row">
      <style:table-row-properties style:row-height="1.493cm"/>
    </style:style>
    <style:style style:name="ro3" style:family="table-row">
      <style:table-row-properties style:row-height="1.505cm"/>
    </style:style>
    <style:style style:name="ro4" style:family="table-row">
      <style:table-row-properties style:row-height="1.408cm"/>
    </style:style>
    <style:style style:name="ro5" style:family="table-row">
      <style:table-row-properties style:row-height="1.407cm"/>
    </style:style>
    <style:style style:name="ro6" style:family="table-row">
      <style:table-row-properties style:row-height="1.559cm"/>
    </style:style>
    <style:style style:name="ro7" style:family="table-row">
      <style:table-row-properties style:row-height="1.755cm"/>
    </style:style>
    <style:style style:name="ro8" style:family="table-row">
      <style:table-row-properties style:row-height="1.415cm"/>
    </style:style>
    <style:style style:name="ce1" style:family="table-cell">
      <style:text-properties style:font-name="DejaVu Sans Condensed" fo:font-size="14pt" style:font-size-asian="18pt" style:font-size-complex="18pt"/>
    </style:style>
    <style:style style:name="ce2" style:family="table-cell">
      <style:text-properties style:font-name="DejaVu Sans Mono2" fo:font-size="14pt" style:font-size-asian="18pt" style:font-size-complex="18pt"/>
    </style:style>
    <style:style style:name="ce3" style:family="table-cell">
      <style:text-properties fo:text-transform="uppercase" style:font-name="DejaVu Sans Mono2" fo:font-size="14pt" style:font-size-asian="18pt" style:font-size-complex="18pt"/>
    </style:style>
    <style:style style:name="ce4" style:family="table-cell">
      <style:text-properties style:font-name="DejaVu Sans Mono2" fo:font-size="14pt" fo:font-style="normal" fo:font-weight="normal" style:font-size-asian="18pt" style:font-size-complex="18pt"/>
    </style:style>
    <style:style style:name="ce5" style:family="table-cell">
      <style:text-properties style:font-name="DejaVu Sans Mono1" fo:font-size="14pt" fo:font-style="normal" fo:font-weight="normal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6pt"/>
    </style:style>
    <style:style style:name="P3" style:family="paragraph">
      <loext:graphic-properties draw:fill="solid" draw:fill-color="#ffffff"/>
      <style:paragraph-properties fo:text-align="center"/>
      <style:text-properties style:font-size-complex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18pt" style:font-size-complex="18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loext:graphic-properties draw:fill="none" draw:fill-color="#ffffff"/>
      <style:text-properties fo:text-transform="lowercase" fo:font-size="28pt"/>
    </style:style>
    <style:style style:name="P9" style:family="paragraph">
      <loext:graphic-properties draw:fill="none" draw:fill-color="#ffffff"/>
      <style:text-properties fo:text-transform="lowercase" fo:font-size="1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DejaVu Math TeX Gyre" fo:font-size="16pt"/>
    </style:style>
    <style:style style:name="P12" style:family="paragraph">
      <style:text-properties style:font-name="DejaVu Sans Condensed" fo:font-size="14pt" style:font-size-asian="18pt" style:font-size-complex="18pt"/>
    </style:style>
    <style:style style:name="P13" style:family="paragraph">
      <style:text-properties style:font-name="DejaVu Sans Mono2" fo:font-size="14pt"/>
    </style:style>
    <style:style style:name="P14" style:family="paragraph">
      <style:text-properties style:font-name="DejaVu Sans Mono2" fo:font-size="14pt" fo:font-style="normal" fo:font-weight="normal" style:font-size-asian="18pt" style:font-size-complex="18pt"/>
    </style:style>
    <style:style style:name="P15" style:family="paragraph">
      <style:text-properties style:font-name="TeXGyreAdventor" fo:font-size="20pt"/>
    </style:style>
    <style:style style:name="P16" style:family="paragraph">
      <loext:graphic-properties draw:fill="none" draw:fill-color="#ffffff"/>
      <style:text-properties style:font-name="TeXGyreAdventor" fo:font-size="20pt" style:font-size-asian="18pt" style:font-size-complex="18pt"/>
    </style:style>
    <style:style style:name="P17" style:family="paragraph">
      <style:text-properties style:font-name="DejaVu Sans Mono1" fo:font-size="14pt" fo:font-style="normal" fo:font-weight="normal" style:font-size-asian="18pt" style:font-size-complex="18pt"/>
    </style:style>
    <style:style style:name="P18" style:family="paragraph">
      <style:text-properties style:font-name="DejaVu Sans Mono1" fo:font-size="14pt" fo:font-style="normal" fo:font-weight="normal"/>
    </style:style>
    <style:style style:name="P19" style:family="paragraph">
      <style:text-properties fo:font-size="16pt"/>
    </style:style>
    <style:style style:name="P20" style:family="paragraph">
      <style:paragraph-properties fo:text-align="center"/>
      <style:text-properties fo:font-size="16pt"/>
    </style:style>
    <style:style style:name="P21" style:family="paragraph">
      <style:text-properties style:font-name="DejaVu Sans Condensed" fo:font-size="16pt" style:font-size-asian="18pt" style:font-size-complex="18pt"/>
    </style:style>
    <style:style style:name="P22" style:family="paragraph">
      <style:text-properties style:font-name="DejaVu Sans Mono1" fo:font-size="16pt" fo:font-style="normal" fo:font-weight="normal" style:font-size-asian="18pt" style:font-size-complex="18pt"/>
    </style:style>
    <style:style style:name="P23" style:family="paragraph">
      <style:text-properties style:font-name="DejaVu Sans Mono1" fo:font-size="16pt" fo:font-style="normal" fo:font-weight="normal"/>
    </style:style>
    <style:style style:name="T1" style:family="text">
      <style:text-properties style:font-name="Liberation Serif" fo:font-size="48pt" style:font-name-asian="Liberation Serif" style:font-size-asian="54pt" style:font-name-complex="Liberation Serif" style:font-size-complex="54pt"/>
    </style:style>
    <style:style style:name="T2" style:family="text">
      <style:text-properties fo:font-size="40pt" style:font-size-asian="36pt" style:font-size-complex="36pt"/>
    </style:style>
    <style:style style:name="T3" style:family="text">
      <style:text-properties fo:font-size="66pt" style:font-size-asian="36pt" style:font-size-complex="36pt"/>
    </style:style>
    <style:style style:name="T4" style:family="text">
      <style:text-properties fo:font-size="36pt" style:font-size-asian="32pt" style:font-size-complex="32pt"/>
    </style:style>
    <style:style style:name="T5" style:family="text">
      <style:text-properties fo:font-size="28pt" style:font-size-asian="26pt" style:font-size-complex="26pt"/>
    </style:style>
    <style:style style:name="T6" style:family="text">
      <style:text-properties fo:font-size="18pt" style:font-size-asian="16pt" style:font-size-complex="16pt"/>
    </style:style>
    <style:style style:name="T7" style:family="text">
      <style:text-properties style:font-name="Liberation Serif" fo:font-size="22pt" style:font-name-asian="Liberation Serif" style:font-size-asian="24pt" style:font-name-complex="Liberation Serif" style:font-size-complex="24pt"/>
    </style:style>
    <style:style style:name="T8" style:family="text">
      <style:text-properties style:font-name="DejaVu Sans Mono" fo:font-size="16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16pt"/>
    </style:style>
    <style:style style:name="T10" style:family="text">
      <style:text-properties style:font-name="Liberation Serif" fo:font-size="16pt" style:font-name-asian="Liberation Serif" style:font-name-complex="Liberation Serif"/>
    </style:style>
    <style:style style:name="T11" style:family="text">
      <style:text-properties style:font-name="Liberation Serif" fo:font-size="24pt" style:font-name-asian="Liberation Serif" style:font-size-asian="36pt" style:font-name-complex="Liberation Serif" style:font-size-complex="36pt"/>
    </style:style>
    <style:style style:name="T12" style:family="text">
      <style:text-properties style:font-name="Liberation Serif" fo:font-size="16pt" style:font-name-asian="Liberation Serif" style:font-size-asian="24pt" style:font-name-complex="Liberation Serif" style:font-size-complex="24pt"/>
    </style:style>
    <style:style style:name="T13" style:family="text">
      <style:text-properties style:font-name="Liberation Serif" fo:font-size="9pt" style:font-name-asian="Liberation Serif" style:font-size-asian="16pt" style:font-name-complex="Liberation Serif" style:font-size-complex="16pt"/>
    </style:style>
    <style:style style:name="T14" style:family="text">
      <style:text-properties fo:text-transform="lowercase" fo:font-size="22pt" style:font-size-asian="20pt" style:font-size-complex="20pt"/>
    </style:style>
    <style:style style:name="T15" style:family="text">
      <style:text-properties fo:font-size="22pt" style:font-size-asian="20pt" style:font-size-complex="20pt"/>
    </style:style>
    <style:style style:name="T16" style:family="text">
      <style:text-properties style:font-name="Ethiopic Zelan" fo:font-size="16pt" style:text-underline-style="solid" style:text-underline-type="double" style:text-underline-width="auto" style:text-underline-color="font-color" style:font-size-asian="18pt" style:font-size-complex="18pt"/>
    </style:style>
    <style:style style:name="T17" style:family="text">
      <style:text-properties fo:font-size="16pt" style:text-underline-style="solid" style:text-underline-type="double" style:text-underline-width="auto" style:text-underline-color="font-color"/>
    </style:style>
    <style:style style:name="T18" style:family="text">
      <style:text-properties fo:font-size="16pt" style:font-size-asian="15pt" style:font-size-complex="15pt"/>
    </style:style>
    <style:style style:name="T19" style:family="text">
      <style:text-properties fo:text-transform="lowercase" fo:font-size="28pt" style:font-size-asian="26pt" style:font-size-complex="26pt"/>
    </style:style>
    <style:style style:name="T20" style:family="text">
      <style:text-properties fo:font-size="16pt" style:text-underline-style="solid" style:text-underline-type="double" style:text-underline-width="auto" style:text-underline-color="font-color" style:font-size-asian="18pt" style:font-size-complex="18pt"/>
    </style:style>
    <style:style style:name="T21" style:family="text">
      <style:text-properties fo:text-transform="lowercase" style:font-name="DejaVu Sans" fo:font-size="22pt" style:font-name-asian="DejaVu Sans" style:font-size-asian="24pt" style:font-name-complex="DejaVu Sans" style:font-size-complex="24pt"/>
    </style:style>
    <style:style style:name="T22" style:family="text">
      <style:text-properties style:font-name="Liberation Serif1" fo:font-size="15pt" style:font-name-asian="Liberation Serif" style:font-size-asian="16pt" style:font-name-complex="Liberation Serif" style:font-size-complex="16pt"/>
    </style:style>
    <style:style style:name="T23" style:family="text">
      <style:text-properties style:font-name="Liberation Serif1" fo:font-size="16pt" style:font-name-asian="Liberation Serif" style:font-size-asian="18pt" style:font-name-complex="Liberation Serif" style:font-size-complex="18pt"/>
    </style:style>
    <style:style style:name="T24" style:family="text">
      <style:text-properties fo:text-transform="uppercase" style:font-name="TeXGyreAdventor" fo:font-size="15pt" style:text-underline-style="solid" style:text-underline-type="double" style:text-underline-width="auto" style:text-underline-color="font-color" fo:font-weight="bold" style:font-name-asian="DejaVu Math TeX Gyre1" style:font-size-asian="26pt" style:font-name-complex="DejaVu Math TeX Gyre1" style:font-size-complex="26pt"/>
    </style:style>
    <style:style style:name="T25" style:family="text">
      <style:text-properties fo:text-transform="lowercase" style:font-name="Liberation Sans1" fo:font-size="18pt" style:text-underline-style="none" style:font-name-asian="Liberation Sans1" style:font-size-asian="32pt" style:font-name-complex="Liberation Sans1" style:font-size-complex="32pt"/>
    </style:style>
    <style:style style:name="T26" style:family="text">
      <style:text-properties fo:font-variant="normal" fo:text-transform="none" style:font-name="Liberation Sans1" fo:font-size="18pt" style:text-underline-style="none" style:font-name-asian="Liberation Sans1" style:font-size-asian="32pt" style:font-name-complex="Liberation Sans1" style:font-size-complex="32pt"/>
    </style:style>
    <style:style style:name="T27" style:family="text">
      <style:text-properties fo:font-variant="normal" fo:text-transform="none" style:font-name="Liberation Sans1" fo:font-size="16pt" style:text-underline-style="none" style:font-name-asian="Liberation Sans1" style:font-size-asian="32pt" style:font-name-complex="Liberation Sans1" style:font-size-complex="32pt"/>
    </style:style>
    <style:style style:name="T28" style:family="text">
      <style:text-properties fo:text-transform="lowercase" style:font-name="Liberation Sans1" fo:font-size="16pt" style:text-underline-style="none" style:font-name-asian="Liberation Sans1" style:font-size-asian="32pt" style:font-name-complex="Liberation Sans1" style:font-size-complex="32pt"/>
    </style:style>
    <style:style style:name="T29" style:family="text">
      <style:text-properties fo:font-variant="normal" fo:text-transform="none" style:font-name="Liberation Sans1" fo:font-size="20pt" style:text-underline-style="none" style:font-name-asian="Liberation Sans1" style:font-size-asian="36pt" style:font-name-complex="Liberation Sans1" style:font-size-complex="36pt"/>
    </style:style>
    <style:style style:name="T30" style:family="text">
      <style:text-properties fo:text-transform="lowercase" style:font-name="DejaVu Sans" fo:font-size="14pt" style:font-name-asian="DejaVu Sans" style:font-size-asian="15pt" style:font-name-complex="DejaVu Sans" style:font-size-complex="15pt"/>
    </style:style>
    <style:style style:name="T31" style:family="text">
      <style:text-properties style:font-name="Liberation Serif1" fo:font-size="14pt" style:font-name-asian="Liberation Serif" style:font-size-asian="15pt" style:font-name-complex="Liberation Serif" style:font-size-complex="15pt"/>
    </style:style>
    <style:style style:name="T32" style:family="text">
      <style:text-properties fo:text-transform="lowercase" style:font-name="DejaVu Math TeX Gyre" fo:font-size="28pt" style:text-underline-style="none" style:font-name-asian="Liberation Serif" style:font-size-asian="54pt" style:font-name-complex="Liberation Serif" style:font-size-complex="54pt"/>
    </style:style>
    <style:style style:name="T33" style:family="text">
      <style:text-properties style:font-name="DejaVu Math TeX Gyre" fo:font-size="20pt" style:text-underline-style="none" style:font-name-asian="Liberation Serif" style:font-size-asian="36pt" style:font-name-complex="Liberation Serif" style:font-size-complex="36pt"/>
    </style:style>
    <style:style style:name="T34" style:family="text">
      <style:text-properties style:font-name="DejaVu Math TeX Gyre" fo:font-size="32pt" style:text-underline-style="none" style:font-name-asian="Liberation Serif" style:font-size-asian="36pt" style:font-name-complex="Liberation Serif" style:font-size-complex="36pt"/>
    </style:style>
    <style:style style:name="T35" style:family="text">
      <style:text-properties style:font-name="TeXGyreAdventor" fo:font-size="20pt" style:text-underline-style="none" style:font-name-asian="Liberation Serif" style:font-size-asian="20pt" style:font-name-complex="Liberation Serif" style:font-size-complex="20pt"/>
    </style:style>
    <style:style style:name="T36" style:family="text">
      <style:text-properties fo:text-transform="lowercase" style:font-name="DejaVu Math TeX Gyre" fo:font-size="14pt" style:text-underline-style="none" style:font-name-asian="Liberation Serif" style:font-size-asian="36pt" style:font-name-complex="Liberation Serif" style:font-size-complex="36pt"/>
    </style:style>
    <style:style style:name="T37" style:family="text">
      <style:text-properties fo:text-transform="lowercase" style:font-name="DejaVu Math TeX Gyre1" fo:font-size="14pt" style:text-underline-style="none" style:font-name-asian="DejaVu Math TeX Gyre1" style:font-size-asian="36pt" style:font-name-complex="DejaVu Math TeX Gyre1" style:font-size-complex="36pt"/>
    </style:style>
    <style:style style:name="T38" style:family="text">
      <style:text-properties fo:text-transform="lowercase" style:font-name="DejaVu Math TeX Gyre" fo:font-size="18pt" style:text-underline-style="none" style:font-name-asian="Liberation Serif" style:font-size-asian="32pt" style:font-name-complex="Liberation Serif" style:font-size-complex="32pt"/>
    </style:style>
    <style:style style:name="T39" style:family="text">
      <style:text-properties style:font-name="Liberation Sans1" style:text-underline-style="none" style:font-name-asian="Liberation Sans1" style:font-size-asian="32pt" style:font-name-complex="Liberation Sans1" style:font-size-complex="32pt"/>
    </style:style>
    <style:style style:name="T40" style:family="text">
      <style:text-properties style:font-size-asian="18pt" style:font-size-complex="18pt"/>
    </style:style>
    <style:style style:name="T41" style:family="text">
      <style:text-properties style:font-name-asian="Liberation Sans1" style:font-size-asian="18pt" style:font-name-complex="Liberation Sans1" style:font-size-complex="18pt"/>
    </style:style>
    <style:style style:name="T42" style:family="text">
      <style:text-properties style:text-position="sub 58%" style:font-name-asian="Liberation Sans1" style:font-size-asian="18pt" style:font-name-complex="Liberation Sans1" style:font-size-complex="18pt"/>
    </style:style>
    <style:style style:name="T43" style:family="text">
      <style:text-properties fo:text-transform="lowercase" style:text-underline-style="none" style:font-name-asian="Liberation Sans1" style:font-size-asian="18pt" style:font-name-complex="Liberation Sans1" style:font-size-complex="18pt"/>
    </style:style>
    <style:style style:name="T44" style:family="text">
      <style:text-properties fo:text-transform="lowercase" style:font-name-asian="Liberation Sans1" style:font-size-asian="18pt" style:font-name-complex="Liberation Sans1" style:font-size-complex="18pt"/>
    </style:style>
    <style:style style:name="T45" style:family="text">
      <style:text-properties fo:text-transform="lowercase" style:text-position="super 58%" style:text-underline-style="none" style:font-name-asian="Liberation Sans1" style:font-size-asian="18pt" style:font-name-complex="Liberation Sans1" style:font-size-complex="18pt"/>
    </style:style>
    <style:style style:name="T46" style:family="text">
      <style:text-properties fo:text-transform="uppercase" style:text-underline-style="none" style:font-name-asian="Liberation Sans1" style:font-size-asian="18pt" style:font-name-complex="Liberation Sans1" style:font-size-complex="18pt"/>
    </style:style>
    <style:style style:name="T47" style:family="text">
      <style:text-properties style:font-name-asian="Liberation Sans1" style:font-name-complex="Liberation Sans1"/>
    </style:style>
    <style:style style:name="T48" style:family="text">
      <style:text-properties style:text-position="sub 58%"/>
    </style:style>
    <style:style style:name="T49" style:family="text">
      <style:text-properties style:font-name="TeXGyreAdventor" fo:font-size="20pt" style:font-size-asian="18pt" style:font-size-complex="18pt"/>
    </style:style>
    <style:style style:name="T50" style:family="text">
      <style:text-properties fo:text-transform="lowercase" style:text-position="0% 100%" style:text-underline-style="none" style:font-name-asian="Liberation Sans1" style:font-size-asian="18pt" style:font-name-complex="Liberation Sans1" style:font-size-complex="18pt"/>
    </style:style>
    <style:style style:name="T51" style:family="text">
      <style:text-properties fo:text-transform="uppercase" style:text-position="0% 100%" style:text-underline-style="none" style:font-name-asian="Liberation Sans1" style:font-size-asian="18pt" style:font-name-complex="Liberation Sans1" style:font-size-complex="18pt"/>
    </style:style>
    <style:style style:name="T52" style:family="text">
      <style:text-properties fo:text-transform="lowercase" style:font-name="Liberation Sans1" fo:font-size="13pt" style:text-underline-style="none" style:font-name-asian="Liberation Sans1" style:font-size-asian="22pt" style:font-name-complex="Liberation Sans1" style:font-size-complex="22pt"/>
    </style:style>
    <style:style style:name="T53" style:family="text">
      <style:text-properties fo:font-size="20pt" style:font-size-asian="22pt" style:font-size-complex="22pt"/>
    </style:style>
    <style:style style:name="T54" style:family="text">
      <style:text-properties style:font-name="Liberation Serif" style:font-name-asian="Liberation Serif" style:font-name-complex="Liberation Serif"/>
    </style:style>
    <style:style style:name="T55" style:family="text">
      <style:text-properties style:font-name="DejaVu Sans Mono1" style:font-name-asian="DejaVu Sans Mono1" style:font-name-complex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1cm" svg:height="1.651cm" svg:x="3.032cm" svg:y="13.01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5.389cm" svg:y="8.27cm">
          <text:p><text:span text:style-name="T2">ሜ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8.143cm">
          <text:p><text:span text:style-name="T3">መ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651cm" svg:x="6.79cm" svg:y="1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16.124cm">
          <text:p><text:span text:style-name="T2">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10.138cm">
          <text:p><text:span text:style-name="T2">ሙ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79cm" svg:y="18.049cm">
          <text:p><text:span text:style-name="T2">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14.129cm">
          <text:p><text:span text:style-name="T2">ማ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12.133cm">
          <text:p><text:span text:style-name="T4">ሚ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0.882cm" svg:y1="9.032cm" svg:x2="12.406cm" svg:y2="9.032cm">
          <text:p/>
        </draw:line>
        <draw:line draw:style-name="gr4" draw:text-style-name="P5" draw:layer="layout" svg:x1="10.857cm" svg:y1="10.932cm" svg:x2="12.381cm" svg:y2="10.932cm">
          <text:p/>
        </draw:line>
        <draw:line draw:style-name="gr4" draw:text-style-name="P5" draw:layer="layout" svg:x1="10.832cm" svg:y1="13.032cm" svg:x2="12.356cm" svg:y2="13.032cm">
          <text:p/>
        </draw:line>
        <draw:line draw:style-name="gr4" draw:text-style-name="P5" draw:layer="layout" svg:x1="10.907cm" svg:y1="15.032cm" svg:x2="12.431cm" svg:y2="15.032cm">
          <text:p/>
        </draw:line>
        <draw:line draw:style-name="gr4" draw:text-style-name="P5" draw:layer="layout" svg:x1="10.882cm" svg:y1="16.932cm" svg:x2="12.406cm" svg:y2="16.932cm">
          <text:p/>
        </draw:line>
        <draw:line draw:style-name="gr4" draw:text-style-name="P5" draw:layer="layout" svg:x1="10.857cm" svg:y1="18.632cm" svg:x2="12.381cm" svg:y2="18.632cm">
          <text:p/>
        </draw:line>
        <draw:frame draw:style-name="gr5" draw:text-style-name="P6" draw:layer="layout" svg:width="0.708cm" svg:height="1.736cm" svg:x="6.788cm" svg:y="13.025cm">
          <draw:text-box>
            <text:p><text:span text:style-name="T3">ም</text:span></text:p>
          </draw:text-box>
        </draw:frame>
        <draw:line draw:style-name="gr4" draw:text-style-name="P5" draw:layer="layout" svg:x1="13.957cm" svg:y1="9.032cm" svg:x2="15.481cm" svg:y2="9.032cm">
          <text:p/>
        </draw:line>
        <draw:line draw:style-name="gr6" draw:text-style-name="P5" draw:layer="layout" svg:x1="1.635cm" svg:y1="13.9cm" svg:x2="3.159cm" svg:y2="13.9cm">
          <text:p/>
        </draw:line>
        <draw:line draw:style-name="gr4" draw:text-style-name="P5" draw:layer="layout" svg:x1="17.032cm" svg:y1="9.032cm" svg:x2="18.556cm" svg:y2="9.032cm">
          <text:p/>
        </draw:line>
        <draw:line draw:style-name="gr4" draw:text-style-name="P5" draw:layer="layout" svg:x1="13.905cm" svg:y1="18.838cm" svg:x2="18.604cm" svg:y2="18.838cm">
          <text:p/>
        </draw:line>
        <draw:line draw:style-name="gr4" draw:text-style-name="P5" draw:layer="layout" svg:x1="13.88cm" svg:y1="16.938cm" svg:x2="18.579cm" svg:y2="16.938cm">
          <text:p/>
        </draw:line>
        <draw:line draw:style-name="gr4" draw:text-style-name="P5" draw:layer="layout" svg:x1="13.855cm" svg:y1="15.138cm" svg:x2="18.554cm" svg:y2="15.138cm">
          <text:p/>
        </draw:line>
        <draw:line draw:style-name="gr4" draw:text-style-name="P5" draw:layer="layout" svg:x1="13.954cm" svg:y1="13.192cm" svg:x2="18.653cm" svg:y2="13.192cm">
          <text:p/>
        </draw:line>
        <draw:line draw:style-name="gr4" draw:text-style-name="P5" draw:layer="layout" svg:x1="13.927cm" svg:y1="11.033cm" svg:x2="18.626cm" svg:y2="11.033cm">
          <text:p/>
        </draw:line>
        <draw:frame draw:style-name="gr7" draw:text-style-name="P7" draw:layer="layout" svg:width="1.268cm" svg:height="1.339cm" svg:x="5.119cm" svg:y="12.693cm">
          <draw:text-box>
            <text:p><text:span text:style-name="T5">m</text:span></text:p>
          </draw:text-box>
        </draw:frame>
        <draw:frame draw:style-name="gr8" draw:text-style-name="P7" draw:layer="layout" svg:width="1.433cm" svg:height="1.339cm" svg:x="10.921cm" svg:y="17.495cm">
          <draw:text-box>
            <text:p><text:span text:style-name="T5">W</text:span></text:p>
          </draw:text-box>
        </draw:frame>
        <draw:frame draw:style-name="gr9" draw:text-style-name="P7" draw:layer="layout" svg:width="0.997cm" svg:height="1.339cm" svg:x="11.022cm" svg:y="15.796cm">
          <draw:text-box>
            <text:p><text:span text:style-name="T5">o</text:span></text:p>
          </draw:text-box>
        </draw:frame>
        <draw:frame draw:style-name="gr10" draw:text-style-name="P7" draw:layer="layout" svg:width="0.938cm" svg:height="1.339cm" svg:x="11.123cm" svg:y="13.797cm">
          <draw:text-box>
            <text:p><text:span text:style-name="T5">a</text:span></text:p>
          </draw:text-box>
        </draw:frame>
        <draw:frame draw:style-name="gr11" draw:text-style-name="P7" draw:layer="layout" svg:width="0.777cm" svg:height="1.339cm" svg:x="11.124cm" svg:y="11.898cm">
          <draw:text-box>
            <text:p><text:span text:style-name="T5">i</text:span></text:p>
          </draw:text-box>
        </draw:frame>
        <draw:frame draw:style-name="gr9" draw:text-style-name="P7" draw:layer="layout" svg:width="0.997cm" svg:height="1.339cm" svg:x="11.125cm" svg:y="9.799cm">
          <draw:text-box>
            <text:p><text:span text:style-name="T5">u</text:span></text:p>
          </draw:text-box>
        </draw:frame>
        <draw:frame draw:style-name="gr10" draw:text-style-name="P7" draw:layer="layout" svg:width="0.938cm" svg:height="1.339cm" svg:x="11.126cm" svg:y="7.9cm">
          <draw:text-box>
            <text:p><text:span text:style-name="T5">e</text:span></text:p>
          </draw:text-box>
        </draw:frame>
        <draw:frame draw:style-name="gr10" draw:text-style-name="P7" draw:layer="layout" svg:width="0.938cm" svg:height="1.339cm" svg:x="14.027cm" svg:y="7.901cm">
          <draw:text-box>
            <text:p><text:span text:style-name="T5">e</text:span></text:p>
          </draw:text-box>
        </draw:frame>
        <draw:frame draw:style-name="gr12" draw:text-style-name="P7" draw:layer="layout" svg:width="1.103cm" svg:height="0.95cm" svg:x="11.026cm" svg:y="6.701cm">
          <draw:text-box>
            <text:p><text:span text:style-name="T6">E</text:span></text:p>
          </draw:text-box>
        </draw:frame>
        <draw:path draw:style-name="gr13" draw:text-style-name="P5" draw:layer="layout" svg:width="14.907cm" svg:height="0cm" svg:x="3.794cm" svg:y="21.64cm" svg:viewBox="0 0 14908 0" svg:d="M14908 0c-15049 0-14908 0-14908 0">
          <text:p/>
        </draw:path>
        <draw:frame draw:style-name="gr14" draw:text-style-name="P7" draw:layer="layout" svg:width="0.879cm" svg:height="1.106cm" svg:x="5.104cm" svg:y="14.183cm">
          <draw:text-box>
            <text:p><text:span text:style-name="T7">λ</text:span></text:p>
          </draw:text-box>
        </draw:frame>
        <draw:line draw:style-name="gr15" draw:text-style-name="P5" draw:layer="layout" svg:x1="8.493cm" svg:y1="13.846cm" svg:x2="10.906cm" svg:y2="13.846cm">
          <text:p/>
        </draw:line>
        <draw:line draw:style-name="gr4" draw:text-style-name="P5" draw:layer="layout" svg:x1="4.683cm" svg:y1="13.846cm" svg:x2="6.842cm" svg:y2="13.846cm">
          <text:p/>
        </draw:line>
        <draw:line draw:style-name="gr15" draw:text-style-name="P5" draw:layer="layout" svg:x1="18.499cm" svg:y1="9.02cm" svg:x2="18.653cm" svg:y2="21.693cm">
          <text:p/>
        </draw:line>
        <draw:line draw:style-name="gr4" draw:text-style-name="P5" draw:layer="layout" svg:x1="3.821cm" svg:y1="21.693cm" svg:x2="3.821cm" svg:y2="14.708cm">
          <text:p/>
        </draw:line>
        <draw:path draw:style-name="gr16" draw:text-style-name="P5" draw:layer="layout" svg:width="1.793cm" svg:height="2.152cm" draw:transform="rotate (-0.833045651976894) translate (5.79513757594095cm 13.1328804488943cm)" svg:viewBox="0 0 1794 2153" svg:d="M0 2153c1888 0 1785-2153 1785-2153l9 179">
          <text:p/>
        </draw:path>
        <draw:frame draw:style-name="gr17" draw:text-style-name="P7" draw:layer="layout" svg:width="12.156cm" svg:height="4.299cm" svg:x="1.021cm" svg:y="0.987cm">
          <draw:text-box>
            <text:p><text:span text:style-name="T8">CASE INSENSITIVE:</text:span></text:p>
            <text:p><text:span text:style-name="T9">m </text:span><text:span text:style-name="T10">≡</text:span><text:span text:style-name="T9"> {b|B, f|F, j|J, l|L, m|M, r|R, v|V, w|W, x|X, y|Y}</text:span></text:p>
            <text:p><text:span text:style-name="T11">λ</text:span><text:span text:style-name="T12"> ≡ </text:span><text:span text:style-name="T13">ሌላ</text:span><text:span text:style-name="T12"> </text:span><text:span text:style-name="T12">(any other key)</text:span></text:p>
            <text:p><text:span text:style-name="T7">ω </text:span><text:span text:style-name="T12">≡ return to state 0 without input</text:span></text:p>
            <text:p><text:span text:style-name="T12">(f|F)Y→</text:span><text:span text:style-name="T12">ፚ </text:span><text:span text:style-name="T12">AND (m|M)Y → </text:span><text:span text:style-name="T12">ፙ</text:span></text:p>
          </draw:text-box>
        </draw:frame>
        <draw:custom-shape draw:style-name="gr3" draw:text-style-name="P4" draw:layer="layout" svg:width="1.651cm" svg:height="1.651cm" svg:x="6.79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08cm" svg:height="1.736cm" svg:x="6.747cm" svg:y="16.625cm">
          <draw:text-box>
            <text:p><text:span text:style-name="T3">ፙ</text:span></text:p>
          </draw:text-box>
        </draw:frame>
        <draw:line draw:style-name="gr4" draw:text-style-name="P5" draw:layer="layout" svg:x1="7.604cm" svg:y1="14.589cm" svg:x2="7.604cm" svg:y2="16.621cm">
          <text:p/>
        </draw:line>
        <draw:frame draw:style-name="gr18" draw:text-style-name="P7" draw:layer="layout" svg:width="1.213cm" svg:height="1.339cm" svg:x="7.527cm" svg:y="14.802cm">
          <draw:text-box>
            <text:p><text:span text:style-name="T5">Y</text:span></text:p>
          </draw:text-box>
        </draw:frame>
        <draw:path draw:style-name="gr19" draw:text-style-name="P5" draw:layer="layout" svg:width="3.149cm" svg:height="2.391cm" draw:transform="rotate (3.05101006541129) translate (6.842cm 17.256cm)" svg:viewBox="0 0 3150 2392" svg:d="M0 0c1403 0 3150 2392 3150 2392">
          <text:p/>
        </draw:path>
        <draw:frame draw:style-name="gr20" draw:text-style-name="P7" draw:layer="layout" svg:width="1.01cm" svg:height="1.106cm" svg:x="5.805cm" svg:y="16.0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4.802cm" svg:y="15.9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4.722cm" svg:y="17.891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4.806cm" svg:y="14.1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4.803cm" svg:y="10.0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4.804cm" svg:y="12.2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7.203cm" svg:y="8.083cm">
          <draw:text-box>
            <text:p><text:span text:style-name="T7">ω</text:span></text:p>
          </draw:text-box>
        </draw:frame>
        <draw:line draw:style-name="gr21" draw:text-style-name="P5" draw:layer="layout" svg:x1="10.832cm" svg:y1="7.556cm" svg:x2="16.166cm" svg:y2="7.556cm">
          <text:p/>
        </draw:line>
        <draw:line draw:style-name="gr22" draw:text-style-name="P5" draw:layer="layout" svg:x1="16.166cm" svg:y1="7.529cm" svg:x2="16.166cm" svg:y2="8.418cm">
          <text:p/>
        </draw:line>
        <draw:line draw:style-name="gr23" draw:text-style-name="P5" draw:layer="layout" svg:x1="10.882cm" svg:y1="7.554cm" svg:x2="10.882cm" svg:y2="18.684cm">
          <text:p/>
        </draw:line>
      </draw:page>
      <draw:page draw:name="page2" draw:style-name="dp1" draw:master-page-name="Default">
        <draw:custom-shape draw:style-name="gr1" draw:text-style-name="P2" draw:layer="layout" svg:width="1.651cm" svg:height="1.651cm" svg:x="3.032cm" svg:y="13.01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5.389cm" svg:y="8.27cm">
          <text:p><text:span text:style-name="T2">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8.143cm">
          <text:p><text:span text:style-name="T3">ሐ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651cm" svg:x="6.79cm" svg:y="1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16.124cm">
          <text:p><text:span text:style-name="T2">ሖ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10.138cm">
          <text:p><text:span text:style-name="T2">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79cm" svg:y="18.049cm">
          <text:p><text:span text:style-name="T2">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14.129cm">
          <text:p><text:span text:style-name="T2">ሓ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2.293cm" svg:y="12.133cm">
          <text:p><text:span text:style-name="T4">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5" draw:layer="layout" svg:x1="10.882cm" svg:y1="9.032cm" svg:x2="12.406cm" svg:y2="9.032cm">
          <text:p/>
        </draw:line>
        <draw:line draw:style-name="gr22" draw:text-style-name="P5" draw:layer="layout" svg:x1="10.857cm" svg:y1="10.932cm" svg:x2="12.381cm" svg:y2="10.932cm">
          <text:p/>
        </draw:line>
        <draw:line draw:style-name="gr22" draw:text-style-name="P5" draw:layer="layout" svg:x1="10.832cm" svg:y1="13.032cm" svg:x2="12.356cm" svg:y2="13.032cm">
          <text:p/>
        </draw:line>
        <draw:line draw:style-name="gr22" draw:text-style-name="P5" draw:layer="layout" svg:x1="10.907cm" svg:y1="15.032cm" svg:x2="12.431cm" svg:y2="15.032cm">
          <text:p/>
        </draw:line>
        <draw:line draw:style-name="gr22" draw:text-style-name="P5" draw:layer="layout" svg:x1="10.882cm" svg:y1="16.932cm" svg:x2="12.406cm" svg:y2="16.932cm">
          <text:p/>
        </draw:line>
        <draw:line draw:style-name="gr22" draw:text-style-name="P5" draw:layer="layout" svg:x1="10.857cm" svg:y1="18.632cm" svg:x2="12.381cm" svg:y2="18.632cm">
          <text:p/>
        </draw:line>
        <draw:frame draw:style-name="gr5" draw:text-style-name="P6" draw:layer="layout" svg:width="0.708cm" svg:height="1.736cm" svg:x="6.788cm" svg:y="13.025cm">
          <draw:text-box>
            <text:p><text:span text:style-name="T3">ሕ</text:span></text:p>
          </draw:text-box>
        </draw:frame>
        <draw:line draw:style-name="gr22" draw:text-style-name="P5" draw:layer="layout" svg:x1="13.957cm" svg:y1="9.032cm" svg:x2="15.481cm" svg:y2="9.032cm">
          <text:p/>
        </draw:line>
        <draw:line draw:style-name="gr24" draw:text-style-name="P5" draw:layer="layout" svg:x1="1.635cm" svg:y1="13.9cm" svg:x2="3.159cm" svg:y2="13.9cm">
          <text:p/>
        </draw:line>
        <draw:line draw:style-name="gr22" draw:text-style-name="P5" draw:layer="layout" svg:x1="17.032cm" svg:y1="9.032cm" svg:x2="18.556cm" svg:y2="9.032cm">
          <text:p/>
        </draw:line>
        <draw:line draw:style-name="gr22" draw:text-style-name="P5" draw:layer="layout" svg:x1="13.905cm" svg:y1="18.838cm" svg:x2="18.604cm" svg:y2="18.838cm">
          <text:p/>
        </draw:line>
        <draw:line draw:style-name="gr22" draw:text-style-name="P5" draw:layer="layout" svg:x1="13.88cm" svg:y1="16.938cm" svg:x2="18.579cm" svg:y2="16.938cm">
          <text:p/>
        </draw:line>
        <draw:line draw:style-name="gr22" draw:text-style-name="P5" draw:layer="layout" svg:x1="13.855cm" svg:y1="15.138cm" svg:x2="18.554cm" svg:y2="15.138cm">
          <text:p/>
        </draw:line>
        <draw:line draw:style-name="gr22" draw:text-style-name="P5" draw:layer="layout" svg:x1="13.83cm" svg:y1="13.238cm" svg:x2="18.529cm" svg:y2="13.238cm">
          <text:p/>
        </draw:line>
        <draw:line draw:style-name="gr22" draw:text-style-name="P5" draw:layer="layout" svg:x1="13.905cm" svg:y1="11.238cm" svg:x2="18.604cm" svg:y2="11.238cm">
          <text:p/>
        </draw:line>
        <draw:frame draw:style-name="gr7" draw:text-style-name="P7" draw:layer="layout" svg:width="1.268cm" svg:height="1.339cm" svg:x="5.119cm" svg:y="12.693cm">
          <draw:text-box>
            <text:p><text:span text:style-name="T5">H</text:span></text:p>
          </draw:text-box>
        </draw:frame>
        <draw:frame draw:style-name="gr8" draw:text-style-name="P7" draw:layer="layout" svg:width="1.433cm" svg:height="1.339cm" svg:x="10.921cm" svg:y="17.495cm">
          <draw:text-box>
            <text:p><text:span text:style-name="T5">W</text:span></text:p>
          </draw:text-box>
        </draw:frame>
        <draw:frame draw:style-name="gr9" draw:text-style-name="P7" draw:layer="layout" svg:width="0.997cm" svg:height="1.339cm" svg:x="11.122cm" svg:y="15.796cm">
          <draw:text-box>
            <text:p><text:span text:style-name="T5">o</text:span></text:p>
          </draw:text-box>
        </draw:frame>
        <draw:frame draw:style-name="gr10" draw:text-style-name="P7" draw:layer="layout" svg:width="0.938cm" svg:height="1.339cm" svg:x="11.123cm" svg:y="13.897cm">
          <draw:text-box>
            <text:p><text:span text:style-name="T5">a</text:span></text:p>
          </draw:text-box>
        </draw:frame>
        <draw:frame draw:style-name="gr11" draw:text-style-name="P7" draw:layer="layout" svg:width="0.777cm" svg:height="1.339cm" svg:x="11.124cm" svg:y="11.898cm">
          <draw:text-box>
            <text:p><text:span text:style-name="T5">i</text:span></text:p>
          </draw:text-box>
        </draw:frame>
        <draw:frame draw:style-name="gr9" draw:text-style-name="P7" draw:layer="layout" svg:width="0.997cm" svg:height="1.339cm" svg:x="11.125cm" svg:y="9.799cm">
          <draw:text-box>
            <text:p><text:span text:style-name="T5">u</text:span></text:p>
          </draw:text-box>
        </draw:frame>
        <draw:frame draw:style-name="gr10" draw:text-style-name="P7" draw:layer="layout" svg:width="0.938cm" svg:height="1.339cm" svg:x="11.126cm" svg:y="7.9cm">
          <draw:text-box>
            <text:p><text:span text:style-name="T5">e</text:span></text:p>
          </draw:text-box>
        </draw:frame>
        <draw:frame draw:style-name="gr10" draw:text-style-name="P7" draw:layer="layout" svg:width="0.938cm" svg:height="1.339cm" svg:x="14.027cm" svg:y="7.901cm">
          <draw:text-box>
            <text:p><text:span text:style-name="T5">e</text:span></text:p>
          </draw:text-box>
        </draw:frame>
        <draw:path draw:style-name="gr23" draw:text-style-name="P5" draw:layer="layout" svg:width="14.907cm" svg:height="0cm" svg:x="3.794cm" svg:y="21.64cm" svg:viewBox="0 0 14908 0" svg:d="M14908 0c-15049 0-14908 0-14908 0">
          <text:p/>
        </draw:path>
        <draw:frame draw:style-name="gr14" draw:text-style-name="P7" draw:layer="layout" svg:width="0.879cm" svg:height="1.106cm" svg:x="5.104cm" svg:y="14.183cm">
          <draw:text-box>
            <text:p><text:span text:style-name="T7">λ</text:span></text:p>
          </draw:text-box>
        </draw:frame>
        <draw:line draw:style-name="gr21" draw:text-style-name="P5" draw:layer="layout" svg:x1="8.493cm" svg:y1="13.846cm" svg:x2="10.906cm" svg:y2="13.846cm">
          <text:p/>
        </draw:line>
        <draw:line draw:style-name="gr22" draw:text-style-name="P5" draw:layer="layout" svg:x1="4.683cm" svg:y1="13.846cm" svg:x2="6.842cm" svg:y2="13.846cm">
          <text:p/>
        </draw:line>
        <draw:line draw:style-name="gr21" draw:text-style-name="P5" draw:layer="layout" svg:x1="18.499cm" svg:y1="9.02cm" svg:x2="18.653cm" svg:y2="21.693cm">
          <text:p/>
        </draw:line>
        <draw:line draw:style-name="gr22" draw:text-style-name="P5" draw:layer="layout" svg:x1="3.821cm" svg:y1="21.693cm" svg:x2="3.821cm" svg:y2="14.708cm">
          <text:p/>
        </draw:line>
        <draw:path draw:style-name="gr16" draw:text-style-name="P5" draw:layer="layout" svg:width="1.793cm" svg:height="2.152cm" draw:transform="rotate (-0.833045651976894) translate (5.79513757594095cm 13.1328804488943cm)" svg:viewBox="0 0 1794 2153" svg:d="M0 2153c1888 0 1785-2153 1785-2153l9 179">
          <text:p/>
        </draw:path>
        <draw:frame draw:style-name="gr25" draw:text-style-name="P7" draw:layer="layout" svg:width="13.354cm" svg:height="3.363cm" svg:x="1.021cm" svg:y="0.987cm">
          <draw:text-box>
            <text:p><text:span text:style-name="T8">CASE SENSITIVE:</text:span></text:p>
            <text:p><text:span text:style-name="T9">m </text:span><text:span text:style-name="T10">≡</text:span><text:span text:style-name="T9"> {c, C, d, D, g, G, H, k, K, n , N, p, P, q, Q, t, T, z, Z}</text:span></text:p>
            <text:p><text:span text:style-name="T11">λ</text:span><text:span text:style-name="T12"> ≡ </text:span><text:span text:style-name="T13">ሌላ</text:span><text:span text:style-name="T12"> </text:span><text:span text:style-name="T12">(any other key)</text:span></text:p>
            <text:p><text:span text:style-name="T7">ω </text:span><text:span text:style-name="T12">≡ return to state 0 without input</text:span></text:p>
          </draw:text-box>
        </draw:frame>
        <draw:frame draw:style-name="gr20" draw:text-style-name="P7" draw:layer="layout" svg:width="1.01cm" svg:height="1.106cm" svg:x="14.802cm" svg:y="15.9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4.722cm" svg:y="17.891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4.806cm" svg:y="14.1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4.803cm" svg:y="10.2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4.804cm" svg:y="12.2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7.103cm" svg:y="8.083cm">
          <draw:text-box>
            <text:p><text:span text:style-name="T7">ω</text:span></text:p>
          </draw:text-box>
        </draw:frame>
        <draw:frame draw:style-name="gr12" draw:text-style-name="P7" draw:layer="layout" svg:width="1.103cm" svg:height="0.95cm" svg:x="11.026cm" svg:y="6.727cm">
          <draw:text-box>
            <text:p><text:span text:style-name="T6">E</text:span></text:p>
          </draw:text-box>
        </draw:frame>
        <draw:line draw:style-name="gr21" draw:text-style-name="P5" draw:layer="layout" svg:x1="10.832cm" svg:y1="7.582cm" svg:x2="16.166cm" svg:y2="7.582cm">
          <text:p/>
        </draw:line>
        <draw:line draw:style-name="gr23" draw:text-style-name="P5" draw:layer="layout" svg:x1="10.882cm" svg:y1="7.58cm" svg:x2="10.882cm" svg:y2="18.71cm">
          <text:p/>
        </draw:line>
        <draw:line draw:style-name="gr22" draw:text-style-name="P5" draw:layer="layout" svg:x1="16.166cm" svg:y1="7.504cm" svg:x2="16.166cm" svg:y2="8.393cm">
          <text:p/>
        </draw:line>
      </draw:page>
      <draw:page draw:name="page3" draw:style-name="dp1" draw:master-page-name="Default">
        <draw:custom-shape draw:style-name="gr26" draw:text-style-name="P2" draw:layer="layout" svg:width="1.651cm" svg:height="1.651cm" svg:x="3.032cm" svg:y="12.33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3.889cm" svg:y="1.97cm">
          <text:p><text:span text:style-name="T2">ሴ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1.843cm">
          <text:p><text:span text:style-name="T2">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651cm" svg:x="6.09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7.731cm" svg:y1="7.177cm" svg:x2="9.382cm" svg:y2="7.177cm">
          <text:p/>
        </draw:line>
        <draw:custom-shape draw:style-name="gr2" draw:text-style-name="P3" draw:layer="layout" svg:width="1.651cm" svg:height="1.651cm" svg:x="10.793cm" svg:y="9.824cm">
          <text:p><text:span text:style-name="T2">ሶ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3.838cm">
          <text:p><text:span text:style-name="T4">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79cm" svg:y="11.749cm">
          <text:p><text:span text:style-name="T2">ሷ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7.829cm">
          <text:p><text:span text:style-name="T2">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5.833cm">
          <text:p><text:span text:style-name="T4">ሲ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9.382cm" svg:y1="1.254cm" svg:x2="9.382cm" svg:y2="12.384cm">
          <text:p/>
        </draw:line>
        <draw:line draw:style-name="gr22" draw:text-style-name="P5" draw:layer="layout" svg:x1="9.382cm" svg:y1="2.732cm" svg:x2="10.906cm" svg:y2="2.732cm">
          <text:p/>
        </draw:line>
        <draw:line draw:style-name="gr22" draw:text-style-name="P5" draw:layer="layout" svg:x1="9.357cm" svg:y1="4.632cm" svg:x2="10.881cm" svg:y2="4.632cm">
          <text:p/>
        </draw:line>
        <draw:line draw:style-name="gr22" draw:text-style-name="P5" draw:layer="layout" svg:x1="9.332cm" svg:y1="6.732cm" svg:x2="10.856cm" svg:y2="6.732cm">
          <text:p/>
        </draw:line>
        <draw:line draw:style-name="gr22" draw:text-style-name="P5" draw:layer="layout" svg:x1="9.407cm" svg:y1="8.732cm" svg:x2="10.931cm" svg:y2="8.732cm">
          <text:p/>
        </draw:line>
        <draw:line draw:style-name="gr22" draw:text-style-name="P5" draw:layer="layout" svg:x1="9.382cm" svg:y1="10.632cm" svg:x2="10.906cm" svg:y2="10.632cm">
          <text:p/>
        </draw:line>
        <draw:line draw:style-name="gr22" draw:text-style-name="P5" draw:layer="layout" svg:x1="9.357cm" svg:y1="12.332cm" svg:x2="10.881cm" svg:y2="12.332cm">
          <text:p/>
        </draw:line>
        <draw:custom-shape draw:style-name="gr2" draw:text-style-name="P3" draw:layer="layout" svg:width="1.651cm" svg:height="1.651cm" svg:x="10.793cm" svg:y="22.648cm">
          <text:p><text:span text:style-name="T4">ሦ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16.762cm">
          <text:p><text:span text:style-name="T4">ሡ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3.889cm" svg:y="14.794cm">
          <text:p><text:span text:style-name="T4">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20.753cm">
          <text:p><text:span text:style-name="T4">ሣ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18.757cm">
          <text:p><text:span text:style-name="T4">ሢ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14.767cm">
          <text:p><text:span text:style-name="T2">ሠ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651cm" svg:height="1.651cm" svg:x="6.09cm" svg:y="19.212cm">
          <text:p><text:span text:style-name="T4">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7.731cm" svg:y1="20.101cm" svg:x2="9.382cm" svg:y2="20.101cm">
          <text:p/>
        </draw:line>
        <draw:line draw:style-name="gr22" draw:text-style-name="P5" draw:layer="layout" svg:x1="9.382cm" svg:y1="15.656cm" svg:x2="10.906cm" svg:y2="15.656cm">
          <text:p/>
        </draw:line>
        <draw:line draw:style-name="gr22" draw:text-style-name="P5" draw:layer="layout" svg:x1="9.357cm" svg:y1="17.556cm" svg:x2="10.881cm" svg:y2="17.556cm">
          <text:p/>
        </draw:line>
        <draw:line draw:style-name="gr22" draw:text-style-name="P5" draw:layer="layout" svg:x1="9.332cm" svg:y1="19.656cm" svg:x2="10.856cm" svg:y2="19.656cm">
          <text:p/>
        </draw:line>
        <draw:line draw:style-name="gr22" draw:text-style-name="P5" draw:layer="layout" svg:x1="9.407cm" svg:y1="21.656cm" svg:x2="10.931cm" svg:y2="21.656cm">
          <text:p/>
        </draw:line>
        <draw:line draw:style-name="gr22" draw:text-style-name="P5" draw:layer="layout" svg:x1="9.382cm" svg:y1="23.456cm" svg:x2="10.906cm" svg:y2="23.456cm">
          <text:p/>
        </draw:line>
        <draw:line draw:style-name="gr22" draw:text-style-name="P5" draw:layer="layout" svg:x1="9.357cm" svg:y1="25.256cm" svg:x2="10.881cm" svg:y2="25.256cm">
          <text:p/>
        </draw:line>
        <draw:custom-shape draw:style-name="gr2" draw:text-style-name="P3" draw:layer="layout" svg:width="1.651cm" svg:height="1.651cm" svg:x="10.793cm" svg:y="24.548cm">
          <text:p><text:span text:style-name="T4">ሧ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5" draw:layer="layout" svg:width="11.303cm" svg:height="0cm" draw:transform="rotate (-1.55962621958213) translate (6.8427389346768cm 7.96599174567714cm)" svg:viewBox="0 0 11304 1" svg:d="M0 1c3768-1 7536-1 11304-1">
          <text:p/>
        </draw:path>
        <draw:line draw:style-name="gr22" draw:text-style-name="P5" draw:layer="layout" svg:x1="6.334cm" svg:y1="19.496cm" svg:x2="3.794cm" svg:y2="13.908cm">
          <text:p/>
        </draw:line>
        <draw:frame draw:style-name="gr5" draw:text-style-name="P6" draw:layer="layout" svg:width="0.708cm" svg:height="1.736cm" svg:x="6.288cm" svg:y="6.23cm">
          <draw:text-box>
            <text:p><text:span text:style-name="T3">ስ</text:span></text:p>
          </draw:text-box>
        </draw:frame>
        <draw:path draw:style-name="gr28" draw:text-style-name="P5" draw:layer="layout" svg:width="3.406cm" svg:height="4.941cm" draw:transform="rotate (2.03453030904979) translate (3.286cm 12.511cm)" svg:viewBox="0 0 3407 4942" svg:d="M0 0c3692 0 3351 4942 3351 4942l56-114">
          <text:p/>
        </draw:path>
        <draw:path draw:style-name="gr28" draw:text-style-name="P5" draw:layer="layout" svg:width="5.089cm" svg:height="1.659cm" draw:transform="rotate (-1.64479828707946) translate (6.46100002108291cm 7.81200000156303cm)" svg:viewBox="0 0 5090 1660" svg:d="M0 0c3438 0 5090 1660 5090 1660">
          <text:p/>
        </draw:path>
        <draw:line draw:style-name="gr22" draw:text-style-name="P5" draw:layer="layout" svg:x1="12.457cm" svg:y1="15.656cm" svg:x2="13.981cm" svg:y2="15.656cm">
          <text:p/>
        </draw:line>
        <draw:line draw:style-name="gr22" draw:text-style-name="P5" draw:layer="layout" svg:x1="12.457cm" svg:y1="2.732cm" svg:x2="13.981cm" svg:y2="2.732cm">
          <text:p/>
        </draw:line>
        <draw:line draw:style-name="gr24" draw:text-style-name="P5" draw:layer="layout" svg:x1="1.635cm" svg:y1="13.2cm" svg:x2="3.159cm" svg:y2="13.2cm">
          <text:p/>
        </draw:line>
        <draw:line draw:style-name="gr23" draw:text-style-name="P5" draw:layer="layout" svg:x1="17.002cm" svg:y1="2.732cm" svg:x2="17.002cm" svg:y2="26.481cm">
          <text:p/>
        </draw:line>
        <draw:line draw:style-name="gr22" draw:text-style-name="P5" draw:layer="layout" svg:x1="15.532cm" svg:y1="15.656cm" svg:x2="17.056cm" svg:y2="15.656cm">
          <text:p/>
        </draw:line>
        <draw:line draw:style-name="gr22" draw:text-style-name="P5" draw:layer="layout" svg:x1="12.43cm" svg:y1="25.338cm" svg:x2="17.129cm" svg:y2="25.338cm">
          <text:p/>
        </draw:line>
        <draw:line draw:style-name="gr22" draw:text-style-name="P5" draw:layer="layout" svg:x1="12.405cm" svg:y1="23.438cm" svg:x2="17.104cm" svg:y2="23.438cm">
          <text:p/>
        </draw:line>
        <draw:line draw:style-name="gr22" draw:text-style-name="P5" draw:layer="layout" svg:x1="12.38cm" svg:y1="21.638cm" svg:x2="17.079cm" svg:y2="21.638cm">
          <text:p/>
        </draw:line>
        <draw:line draw:style-name="gr22" draw:text-style-name="P5" draw:layer="layout" svg:x1="12.355cm" svg:y1="19.738cm" svg:x2="17.054cm" svg:y2="19.738cm">
          <text:p/>
        </draw:line>
        <draw:line draw:style-name="gr22" draw:text-style-name="P5" draw:layer="layout" svg:x1="12.43cm" svg:y1="17.738cm" svg:x2="17.129cm" svg:y2="17.738cm">
          <text:p/>
        </draw:line>
        <draw:line draw:style-name="gr22" draw:text-style-name="P5" draw:layer="layout" svg:x1="15.532cm" svg:y1="2.732cm" svg:x2="17.056cm" svg:y2="2.732cm">
          <text:p/>
        </draw:line>
        <draw:line draw:style-name="gr22" draw:text-style-name="P5" draw:layer="layout" svg:x1="12.405cm" svg:y1="12.538cm" svg:x2="17.104cm" svg:y2="12.538cm">
          <text:p/>
        </draw:line>
        <draw:line draw:style-name="gr22" draw:text-style-name="P5" draw:layer="layout" svg:x1="12.38cm" svg:y1="10.638cm" svg:x2="17.079cm" svg:y2="10.638cm">
          <text:p/>
        </draw:line>
        <draw:line draw:style-name="gr22" draw:text-style-name="P5" draw:layer="layout" svg:x1="12.355cm" svg:y1="8.838cm" svg:x2="17.054cm" svg:y2="8.838cm">
          <text:p/>
        </draw:line>
        <draw:line draw:style-name="gr22" draw:text-style-name="P5" draw:layer="layout" svg:x1="12.33cm" svg:y1="6.938cm" svg:x2="17.029cm" svg:y2="6.938cm">
          <text:p/>
        </draw:line>
        <draw:line draw:style-name="gr22" draw:text-style-name="P5" draw:layer="layout" svg:x1="12.405cm" svg:y1="4.938cm" svg:x2="17.104cm" svg:y2="4.938cm">
          <text:p/>
        </draw:line>
        <draw:frame draw:style-name="gr29" draw:text-style-name="P8" draw:layer="layout" svg:width="0.887cm" svg:height="1.339cm" svg:x="2.719cm" svg:y="8.193cm">
          <draw:text-box>
            <text:p><text:span text:style-name="T14">s</text:span></text:p>
          </draw:text-box>
        </draw:frame>
        <draw:frame draw:style-name="gr29" draw:text-style-name="P7" draw:layer="layout" svg:width="0.887cm" svg:height="1.339cm" svg:x="6.82cm" svg:y="12.394cm">
          <draw:text-box>
            <text:p><text:span text:style-name="T15">s</text:span></text:p>
          </draw:text-box>
        </draw:frame>
        <draw:frame draw:style-name="gr8" draw:text-style-name="P7" draw:layer="layout" svg:width="1.433cm" svg:height="1.339cm" svg:x="9.421cm" svg:y="11.195cm">
          <draw:text-box>
            <text:p><text:span text:style-name="T5">W</text:span></text:p>
          </draw:text-box>
        </draw:frame>
        <draw:frame draw:style-name="gr9" draw:text-style-name="P7" draw:layer="layout" svg:width="0.997cm" svg:height="1.339cm" svg:x="9.622cm" svg:y="9.496cm">
          <draw:text-box>
            <text:p><text:span text:style-name="T5">o</text:span></text:p>
          </draw:text-box>
        </draw:frame>
        <draw:frame draw:style-name="gr10" draw:text-style-name="P7" draw:layer="layout" svg:width="0.938cm" svg:height="1.339cm" svg:x="9.623cm" svg:y="7.597cm">
          <draw:text-box>
            <text:p><text:span text:style-name="T5">a</text:span></text:p>
          </draw:text-box>
        </draw:frame>
        <draw:frame draw:style-name="gr11" draw:text-style-name="P7" draw:layer="layout" svg:width="0.777cm" svg:height="1.339cm" svg:x="9.624cm" svg:y="5.598cm">
          <draw:text-box>
            <text:p><text:span text:style-name="T5">i</text:span></text:p>
          </draw:text-box>
        </draw:frame>
        <draw:frame draw:style-name="gr9" draw:text-style-name="P7" draw:layer="layout" svg:width="0.997cm" svg:height="1.339cm" svg:x="9.625cm" svg:y="3.499cm">
          <draw:text-box>
            <text:p><text:span text:style-name="T5">u</text:span></text:p>
          </draw:text-box>
        </draw:frame>
        <draw:frame draw:style-name="gr10" draw:text-style-name="P7" draw:layer="layout" svg:width="0.938cm" svg:height="1.339cm" svg:x="9.626cm" svg:y="1.6cm">
          <draw:text-box>
            <text:p><text:span text:style-name="T5">e</text:span></text:p>
          </draw:text-box>
        </draw:frame>
        <draw:frame draw:style-name="gr10" draw:text-style-name="P7" draw:layer="layout" svg:width="0.938cm" svg:height="1.339cm" svg:x="12.527cm" svg:y="1.601cm">
          <draw:text-box>
            <text:p><text:span text:style-name="T5">e</text:span></text:p>
          </draw:text-box>
        </draw:frame>
        <draw:frame draw:style-name="gr8" draw:text-style-name="P7" draw:layer="layout" svg:width="1.433cm" svg:height="1.339cm" svg:x="9.422cm" svg:y="24.095cm">
          <draw:text-box>
            <text:p><text:span text:style-name="T5">W</text:span></text:p>
          </draw:text-box>
        </draw:frame>
        <draw:frame draw:style-name="gr9" draw:text-style-name="P7" draw:layer="layout" svg:width="0.997cm" svg:height="1.339cm" svg:x="9.623cm" svg:y="22.396cm">
          <draw:text-box>
            <text:p><text:span text:style-name="T5">o</text:span></text:p>
          </draw:text-box>
        </draw:frame>
        <draw:frame draw:style-name="gr10" draw:text-style-name="P7" draw:layer="layout" svg:width="0.938cm" svg:height="1.339cm" svg:x="9.624cm" svg:y="20.497cm">
          <draw:text-box>
            <text:p><text:span text:style-name="T5">a</text:span></text:p>
          </draw:text-box>
        </draw:frame>
        <draw:frame draw:style-name="gr11" draw:text-style-name="P7" draw:layer="layout" svg:width="0.777cm" svg:height="1.339cm" svg:x="9.625cm" svg:y="18.498cm">
          <draw:text-box>
            <text:p><text:span text:style-name="T5">i</text:span></text:p>
          </draw:text-box>
        </draw:frame>
        <draw:frame draw:style-name="gr9" draw:text-style-name="P7" draw:layer="layout" svg:width="0.997cm" svg:height="1.339cm" svg:x="9.626cm" svg:y="16.399cm">
          <draw:text-box>
            <text:p><text:span text:style-name="T5">u</text:span></text:p>
          </draw:text-box>
        </draw:frame>
        <draw:frame draw:style-name="gr10" draw:text-style-name="P7" draw:layer="layout" svg:width="0.938cm" svg:height="1.339cm" svg:x="9.627cm" svg:y="14.5cm">
          <draw:text-box>
            <text:p><text:span text:style-name="T5">e</text:span></text:p>
          </draw:text-box>
        </draw:frame>
        <draw:frame draw:style-name="gr10" draw:text-style-name="P7" draw:layer="layout" svg:width="0.938cm" svg:height="1.339cm" svg:x="12.627cm" svg:y="14.501cm">
          <draw:text-box>
            <text:p><text:span text:style-name="T5">e</text:span></text:p>
          </draw:text-box>
        </draw:frame>
        <draw:path draw:style-name="gr23" draw:text-style-name="P5" draw:layer="layout" svg:width="13.461cm" svg:height="0cm" svg:x="3.54cm" svg:y="26.44cm" svg:viewBox="0 0 13462 0" svg:d="M13462 0c-13589 0-13462 0-13462 0">
          <text:p/>
        </draw:path>
        <draw:line draw:style-name="gr22" draw:text-style-name="P5" draw:layer="layout" svg:x1="3.567cm" svg:y1="26.454cm" svg:x2="3.54cm" svg:y2="13.908cm">
          <text:p/>
        </draw:line>
        <draw:frame draw:style-name="gr20" draw:text-style-name="P7" draw:layer="layout" svg:width="1.01cm" svg:height="1.106cm" svg:x="13cm" svg:y="3.9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1cm" svg:y="5.9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2cm" svg:y="7.8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3cm" svg:y="9.6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4cm" svg:y="11.5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1cm" svg:y="16.7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2cm" svg:y="18.7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5cm" svg:y="24.3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2cm" svg:y="20.4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3cm" svg:y="22.4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5.601cm" svg:y="1.7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5.602cm" svg:y="14.6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5.103cm" svg:y="18.383cm">
          <draw:text-box>
            <text:p><text:span text:style-name="T7">λ</text:span></text:p>
          </draw:text-box>
        </draw:frame>
        <draw:frame draw:style-name="gr14" draw:text-style-name="P7" draw:layer="layout" svg:width="0.879cm" svg:height="1.106cm" svg:x="5.604cm" svg:y="8.183cm">
          <draw:text-box>
            <text:p><text:span text:style-name="T7">λ</text:span></text:p>
          </draw:text-box>
        </draw:frame>
        <draw:frame draw:style-name="gr30" draw:text-style-name="P7" draw:layer="layout" svg:width="6.218cm" svg:height="4.122cm" svg:x="0.978cm" svg:y="1.016cm">
          <draw:text-box>
            <text:p><text:span text:style-name="T16">ሥ </text:span><text:span text:style-name="T8">AND</text:span><text:span text:style-name="T16"> </text:span><text:span text:style-name="T16">ኅ</text:span><text:span text:style-name="T17">:</text:span></text:p>
            <text:p><text:span text:style-name="T9">s </text:span><text:span text:style-name="T10">≡</text:span><text:span text:style-name="T9"> {h, s, S}</text:span></text:p>
            <text:p><text:span text:style-name="T11">λ</text:span><text:span text:style-name="T12"> ≡ </text:span><text:span text:style-name="T13">ሌላ</text:span><text:span text:style-name="T12"> </text:span><text:span text:style-name="T12">(any other key)</text:span></text:p>
            <text:p><text:span text:style-name="T7">ω </text:span><text:span text:style-name="T12">≡ return to state 0</text:span></text:p>
            <text:p><text:span text:style-name="T12"><text:s text:c="8"/></text:span><text:span text:style-name="T12">without input</text:span></text:p>
          </draw:text-box>
        </draw:frame>
        <draw:line draw:style-name="gr21" draw:text-style-name="P5" draw:layer="layout" svg:x1="9.382cm" svg:y1="1.281cm" svg:x2="14.716cm" svg:y2="1.281cm">
          <text:p/>
        </draw:line>
        <draw:line draw:style-name="gr22" draw:text-style-name="P5" draw:layer="layout" svg:x1="14.716cm" svg:y1="1.254cm" svg:x2="14.716cm" svg:y2="2.143cm">
          <text:p/>
        </draw:line>
        <draw:line draw:style-name="gr23" draw:text-style-name="P5" draw:layer="layout" svg:x1="9.382cm" svg:y1="13.954cm" svg:x2="9.382cm" svg:y2="25.284cm">
          <text:p/>
        </draw:line>
        <draw:frame draw:style-name="gr31" draw:text-style-name="P7" draw:layer="layout" svg:width="0.976cm" svg:height="1.042cm" svg:x="8.626cm" svg:y="1.201cm">
          <draw:text-box>
            <text:p><text:span text:style-name="T6">E</text:span></text:p>
          </draw:text-box>
        </draw:frame>
        <draw:line draw:style-name="gr21" draw:text-style-name="P5" draw:layer="layout" svg:x1="9.382cm" svg:y1="13.981cm" svg:x2="14.716cm" svg:y2="13.981cm">
          <text:p/>
        </draw:line>
        <draw:line draw:style-name="gr22" draw:text-style-name="P5" draw:layer="layout" svg:x1="14.716cm" svg:y1="13.954cm" svg:x2="14.716cm" svg:y2="14.97cm">
          <text:p/>
        </draw:line>
        <draw:frame draw:style-name="gr32" draw:text-style-name="P7" draw:layer="layout" svg:width="0.938cm" svg:height="1.026cm" svg:x="9.627cm" svg:y="13.201cm">
          <draw:text-box>
            <text:p><text:span text:style-name="T18">E</text:span></text:p>
          </draw:text-box>
        </draw:frame>
      </draw:page>
      <draw:page draw:name="page4" draw:style-name="dp1" draw:master-page-name="Default">
        <draw:custom-shape draw:style-name="gr1" draw:text-style-name="P2" draw:layer="layout" svg:width="1.651cm" svg:height="1.651cm" svg:x="3.032cm" svg:y="12.33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3.889cm" svg:y="1.97cm">
          <text:p><text:span text:style-name="T2">ቄ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1.843cm">
          <text:p><text:span text:style-name="T2">ቀ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651cm" svg:x="6.09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7.731cm" svg:y1="7.177cm" svg:x2="9.382cm" svg:y2="7.177cm">
          <text:p/>
        </draw:line>
        <draw:custom-shape draw:style-name="gr2" draw:text-style-name="P3" draw:layer="layout" svg:width="1.651cm" svg:height="1.651cm" svg:x="10.793cm" svg:y="9.824cm">
          <text:p><text:span text:style-name="T2">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3.838cm">
          <text:p><text:span text:style-name="T4">ቁ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79cm" svg:y="11.749cm">
          <text:p><text:span text:style-name="T2">ቋ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7.829cm">
          <text:p><text:span text:style-name="T2">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5.833cm">
          <text:p><text:span text:style-name="T4">ቂ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5" draw:layer="layout" svg:x1="9.382cm" svg:y1="2.732cm" svg:x2="10.906cm" svg:y2="2.732cm">
          <text:p/>
        </draw:line>
        <draw:line draw:style-name="gr22" draw:text-style-name="P5" draw:layer="layout" svg:x1="9.357cm" svg:y1="4.632cm" svg:x2="10.881cm" svg:y2="4.632cm">
          <text:p/>
        </draw:line>
        <draw:line draw:style-name="gr22" draw:text-style-name="P5" draw:layer="layout" svg:x1="9.432cm" svg:y1="6.732cm" svg:x2="10.956cm" svg:y2="6.732cm">
          <text:p/>
        </draw:line>
        <draw:line draw:style-name="gr22" draw:text-style-name="P5" draw:layer="layout" svg:x1="9.407cm" svg:y1="8.732cm" svg:x2="10.931cm" svg:y2="8.732cm">
          <text:p/>
        </draw:line>
        <draw:line draw:style-name="gr22" draw:text-style-name="P5" draw:layer="layout" svg:x1="9.382cm" svg:y1="10.632cm" svg:x2="10.906cm" svg:y2="10.632cm">
          <text:p/>
        </draw:line>
        <draw:line draw:style-name="gr22" draw:text-style-name="P5" draw:layer="layout" svg:x1="9.357cm" svg:y1="12.332cm" svg:x2="10.881cm" svg:y2="12.332cm">
          <text:p/>
        </draw:line>
        <draw:custom-shape draw:style-name="gr2" draw:text-style-name="P3" draw:layer="layout" svg:width="1.651cm" svg:height="1.651cm" svg:x="10.793cm" svg:y="22.648cm">
          <text:p><text:span text:style-name="T4">ቌ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16.762cm">
          <text:p><text:span text:style-name="T4">ቍ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51cm" svg:height="1.651cm" svg:x="13.889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20.753cm">
          <text:p><text:span text:style-name="T4">ቋ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18.757cm">
          <text:p><text:span text:style-name="T4">ቊ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651cm" svg:height="1.651cm" svg:x="10.793cm" svg:y="14.767cm">
          <text:p><text:span text:style-name="T2">ቈ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651cm" svg:height="1.651cm" svg:x="6.09cm" svg:y="19.212cm">
          <text:p><text:span text:style-name="T4">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7.731cm" svg:y1="20.101cm" svg:x2="9.382cm" svg:y2="20.101cm">
          <text:p/>
        </draw:line>
        <draw:line draw:style-name="gr22" draw:text-style-name="P5" draw:layer="layout" svg:x1="9.382cm" svg:y1="15.656cm" svg:x2="10.906cm" svg:y2="15.656cm">
          <text:p/>
        </draw:line>
        <draw:line draw:style-name="gr22" draw:text-style-name="P5" draw:layer="layout" svg:x1="9.357cm" svg:y1="17.556cm" svg:x2="10.881cm" svg:y2="17.556cm">
          <text:p/>
        </draw:line>
        <draw:line draw:style-name="gr22" draw:text-style-name="P5" draw:layer="layout" svg:x1="9.432cm" svg:y1="19.656cm" svg:x2="10.956cm" svg:y2="19.656cm">
          <text:p/>
        </draw:line>
        <draw:line draw:style-name="gr22" draw:text-style-name="P5" draw:layer="layout" svg:x1="9.407cm" svg:y1="21.656cm" svg:x2="10.931cm" svg:y2="21.656cm">
          <text:p/>
        </draw:line>
        <draw:line draw:style-name="gr22" draw:text-style-name="P5" draw:layer="layout" svg:x1="9.382cm" svg:y1="23.456cm" svg:x2="10.906cm" svg:y2="23.456cm">
          <text:p/>
        </draw:line>
        <draw:line draw:style-name="gr22" draw:text-style-name="P5" draw:layer="layout" svg:x1="9.357cm" svg:y1="25.256cm" svg:x2="10.881cm" svg:y2="25.256cm">
          <text:p/>
        </draw:line>
        <draw:custom-shape draw:style-name="gr2" draw:text-style-name="P3" draw:layer="layout" svg:width="1.651cm" svg:height="1.651cm" svg:x="10.793cm" svg:y="24.548cm">
          <text:p><text:span text:style-name="T4">ቍ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5" draw:layer="layout" svg:width="11.303cm" svg:height="0cm" draw:transform="rotate (-1.55962621958213) translate (6.8427389346768cm 7.96599174567714cm)" svg:viewBox="0 0 11304 1" svg:d="M0 1c3768-1 7536-1 11304-1">
          <text:p/>
        </draw:path>
        <draw:line draw:style-name="gr22" draw:text-style-name="P5" draw:layer="layout" svg:x1="6.334cm" svg:y1="19.496cm" svg:x2="3.794cm" svg:y2="13.908cm">
          <text:p/>
        </draw:line>
        <draw:frame draw:style-name="gr5" draw:text-style-name="P6" draw:layer="layout" svg:width="0.708cm" svg:height="1.736cm" svg:x="6.288cm" svg:y="6.23cm">
          <draw:text-box>
            <text:p><text:span text:style-name="T3">ቅ</text:span></text:p>
          </draw:text-box>
        </draw:frame>
        <draw:path draw:style-name="gr28" draw:text-style-name="P5" draw:layer="layout" svg:width="3.406cm" svg:height="4.941cm" draw:transform="rotate (2.03453030904979) translate (3.286cm 12.511cm)" svg:viewBox="0 0 3407 4942" svg:d="M0 0c3692 0 3351 4942 3351 4942l56-114">
          <text:p/>
        </draw:path>
        <draw:path draw:style-name="gr28" draw:text-style-name="P5" draw:layer="layout" svg:width="5.089cm" svg:height="1.659cm" draw:transform="rotate (-1.64479828707946) translate (6.46100002108291cm 7.81200000156303cm)" svg:viewBox="0 0 5090 1660" svg:d="M0 0c3438 0 5090 1660 5090 1660">
          <text:p/>
        </draw:path>
        <draw:line draw:style-name="gr22" draw:text-style-name="P5" draw:layer="layout" svg:x1="12.457cm" svg:y1="15.656cm" svg:x2="13.981cm" svg:y2="15.656cm">
          <text:p/>
        </draw:line>
        <draw:line draw:style-name="gr22" draw:text-style-name="P5" draw:layer="layout" svg:x1="12.457cm" svg:y1="2.732cm" svg:x2="13.981cm" svg:y2="2.732cm">
          <text:p/>
        </draw:line>
        <draw:line draw:style-name="gr24" draw:text-style-name="P5" draw:layer="layout" svg:x1="1.635cm" svg:y1="13.2cm" svg:x2="3.159cm" svg:y2="13.2cm">
          <text:p/>
        </draw:line>
        <draw:line draw:style-name="gr23" draw:text-style-name="P5" draw:layer="layout" svg:x1="17.002cm" svg:y1="2.732cm" svg:x2="17.002cm" svg:y2="26.481cm">
          <text:p/>
        </draw:line>
        <draw:line draw:style-name="gr22" draw:text-style-name="P5" draw:layer="layout" svg:x1="15.532cm" svg:y1="15.656cm" svg:x2="17.056cm" svg:y2="15.656cm">
          <text:p/>
        </draw:line>
        <draw:line draw:style-name="gr22" draw:text-style-name="P5" draw:layer="layout" svg:x1="12.43cm" svg:y1="25.338cm" svg:x2="17.129cm" svg:y2="25.338cm">
          <text:p/>
        </draw:line>
        <draw:line draw:style-name="gr22" draw:text-style-name="P5" draw:layer="layout" svg:x1="12.405cm" svg:y1="23.438cm" svg:x2="17.104cm" svg:y2="23.438cm">
          <text:p/>
        </draw:line>
        <draw:line draw:style-name="gr22" draw:text-style-name="P5" draw:layer="layout" svg:x1="12.38cm" svg:y1="21.638cm" svg:x2="17.079cm" svg:y2="21.638cm">
          <text:p/>
        </draw:line>
        <draw:line draw:style-name="gr22" draw:text-style-name="P5" draw:layer="layout" svg:x1="12.355cm" svg:y1="19.738cm" svg:x2="17.054cm" svg:y2="19.738cm">
          <text:p/>
        </draw:line>
        <draw:line draw:style-name="gr22" draw:text-style-name="P5" draw:layer="layout" svg:x1="12.43cm" svg:y1="17.738cm" svg:x2="17.129cm" svg:y2="17.738cm">
          <text:p/>
        </draw:line>
        <draw:line draw:style-name="gr22" draw:text-style-name="P5" draw:layer="layout" svg:x1="15.532cm" svg:y1="2.732cm" svg:x2="17.056cm" svg:y2="2.732cm">
          <text:p/>
        </draw:line>
        <draw:line draw:style-name="gr22" draw:text-style-name="P5" draw:layer="layout" svg:x1="12.405cm" svg:y1="12.538cm" svg:x2="17.104cm" svg:y2="12.538cm">
          <text:p/>
        </draw:line>
        <draw:line draw:style-name="gr22" draw:text-style-name="P5" draw:layer="layout" svg:x1="12.38cm" svg:y1="10.638cm" svg:x2="17.079cm" svg:y2="10.638cm">
          <text:p/>
        </draw:line>
        <draw:line draw:style-name="gr22" draw:text-style-name="P5" draw:layer="layout" svg:x1="12.355cm" svg:y1="8.838cm" svg:x2="17.054cm" svg:y2="8.838cm">
          <text:p/>
        </draw:line>
        <draw:line draw:style-name="gr22" draw:text-style-name="P5" draw:layer="layout" svg:x1="12.33cm" svg:y1="6.938cm" svg:x2="17.029cm" svg:y2="6.938cm">
          <text:p/>
        </draw:line>
        <draw:line draw:style-name="gr22" draw:text-style-name="P5" draw:layer="layout" svg:x1="12.405cm" svg:y1="4.938cm" svg:x2="17.104cm" svg:y2="4.938cm">
          <text:p/>
        </draw:line>
        <draw:frame draw:style-name="gr9" draw:text-style-name="P9" draw:layer="layout" svg:width="0.997cm" svg:height="1.339cm" svg:x="2.219cm" svg:y="8.593cm">
          <draw:text-box>
            <text:p><text:span text:style-name="T19">Q</text:span></text:p>
          </draw:text-box>
        </draw:frame>
        <draw:frame draw:style-name="gr8" draw:text-style-name="P7" draw:layer="layout" svg:width="1.433cm" svg:height="1.339cm" svg:x="6.82cm" svg:y="12.394cm">
          <draw:text-box>
            <text:p><text:span text:style-name="T5">W</text:span></text:p>
          </draw:text-box>
        </draw:frame>
        <draw:frame draw:style-name="gr8" draw:text-style-name="P7" draw:layer="layout" svg:width="1.433cm" svg:height="1.339cm" svg:x="9.421cm" svg:y="11.195cm">
          <draw:text-box>
            <text:p><text:span text:style-name="T5">W</text:span></text:p>
          </draw:text-box>
        </draw:frame>
        <draw:frame draw:style-name="gr9" draw:text-style-name="P7" draw:layer="layout" svg:width="0.997cm" svg:height="1.339cm" svg:x="9.622cm" svg:y="9.496cm">
          <draw:text-box>
            <text:p><text:span text:style-name="T5">o</text:span></text:p>
          </draw:text-box>
        </draw:frame>
        <draw:frame draw:style-name="gr10" draw:text-style-name="P7" draw:layer="layout" svg:width="0.938cm" svg:height="1.339cm" svg:x="9.623cm" svg:y="7.597cm">
          <draw:text-box>
            <text:p><text:span text:style-name="T5">a</text:span></text:p>
          </draw:text-box>
        </draw:frame>
        <draw:frame draw:style-name="gr11" draw:text-style-name="P7" draw:layer="layout" svg:width="0.777cm" svg:height="1.339cm" svg:x="9.624cm" svg:y="5.598cm">
          <draw:text-box>
            <text:p><text:span text:style-name="T5">i</text:span></text:p>
          </draw:text-box>
        </draw:frame>
        <draw:frame draw:style-name="gr9" draw:text-style-name="P7" draw:layer="layout" svg:width="0.997cm" svg:height="1.339cm" svg:x="9.625cm" svg:y="3.499cm">
          <draw:text-box>
            <text:p><text:span text:style-name="T5">u</text:span></text:p>
          </draw:text-box>
        </draw:frame>
        <draw:frame draw:style-name="gr10" draw:text-style-name="P7" draw:layer="layout" svg:width="0.938cm" svg:height="1.339cm" svg:x="9.626cm" svg:y="1.6cm">
          <draw:text-box>
            <text:p><text:span text:style-name="T5">e</text:span></text:p>
          </draw:text-box>
        </draw:frame>
        <draw:frame draw:style-name="gr10" draw:text-style-name="P7" draw:layer="layout" svg:width="0.938cm" svg:height="1.339cm" svg:x="12.527cm" svg:y="1.601cm">
          <draw:text-box>
            <text:p><text:span text:style-name="T5">e</text:span></text:p>
          </draw:text-box>
        </draw:frame>
        <draw:frame draw:style-name="gr8" draw:text-style-name="P7" draw:layer="layout" svg:width="1.433cm" svg:height="1.339cm" svg:x="9.422cm" svg:y="24.095cm">
          <draw:text-box>
            <text:p><text:span text:style-name="T5">W</text:span></text:p>
          </draw:text-box>
        </draw:frame>
        <draw:frame draw:style-name="gr9" draw:text-style-name="P7" draw:layer="layout" svg:width="0.997cm" svg:height="1.339cm" svg:x="9.623cm" svg:y="22.396cm">
          <draw:text-box>
            <text:p><text:span text:style-name="T5">o</text:span></text:p>
          </draw:text-box>
        </draw:frame>
        <draw:frame draw:style-name="gr10" draw:text-style-name="P7" draw:layer="layout" svg:width="0.938cm" svg:height="1.339cm" svg:x="9.624cm" svg:y="20.497cm">
          <draw:text-box>
            <text:p><text:span text:style-name="T5">a</text:span></text:p>
          </draw:text-box>
        </draw:frame>
        <draw:frame draw:style-name="gr11" draw:text-style-name="P7" draw:layer="layout" svg:width="0.777cm" svg:height="1.339cm" svg:x="9.625cm" svg:y="18.498cm">
          <draw:text-box>
            <text:p><text:span text:style-name="T5">i</text:span></text:p>
          </draw:text-box>
        </draw:frame>
        <draw:frame draw:style-name="gr9" draw:text-style-name="P7" draw:layer="layout" svg:width="0.997cm" svg:height="1.339cm" svg:x="9.626cm" svg:y="16.399cm">
          <draw:text-box>
            <text:p><text:span text:style-name="T5">u</text:span></text:p>
          </draw:text-box>
        </draw:frame>
        <draw:frame draw:style-name="gr10" draw:text-style-name="P7" draw:layer="layout" svg:width="0.938cm" svg:height="1.339cm" svg:x="9.627cm" svg:y="14.5cm">
          <draw:text-box>
            <text:p><text:span text:style-name="T5">e</text:span></text:p>
          </draw:text-box>
        </draw:frame>
        <draw:frame draw:style-name="gr10" draw:text-style-name="P7" draw:layer="layout" svg:width="0.938cm" svg:height="1.339cm" svg:x="12.627cm" svg:y="14.501cm">
          <draw:text-box>
            <text:p><text:span text:style-name="T5">e</text:span></text:p>
          </draw:text-box>
        </draw:frame>
        <draw:frame draw:style-name="gr12" draw:text-style-name="P7" draw:layer="layout" svg:width="1.103cm" svg:height="0.95cm" svg:x="9.621cm" svg:y="13.195cm">
          <draw:text-box>
            <text:p><text:span text:style-name="T6">E</text:span></text:p>
          </draw:text-box>
        </draw:frame>
        <draw:frame draw:style-name="gr33" draw:text-style-name="P7" draw:layer="layout" svg:width="1.103cm" svg:height="0.915cm" svg:x="8.626cm" svg:y="1.201cm">
          <draw:text-box>
            <text:p><text:span text:style-name="T18">E</text:span></text:p>
          </draw:text-box>
        </draw:frame>
        <draw:path draw:style-name="gr23" draw:text-style-name="P5" draw:layer="layout" svg:width="13.461cm" svg:height="0cm" svg:x="3.54cm" svg:y="26.44cm" svg:viewBox="0 0 13462 0" svg:d="M13462 0c-13589 0-13462 0-13462 0">
          <text:p/>
        </draw:path>
        <draw:line draw:style-name="gr22" draw:text-style-name="P5" draw:layer="layout" svg:x1="3.567cm" svg:y1="26.454cm" svg:x2="3.54cm" svg:y2="13.908cm">
          <text:p/>
        </draw:line>
        <draw:frame draw:style-name="gr20" draw:text-style-name="P7" draw:layer="layout" svg:width="1.01cm" svg:height="1.106cm" svg:x="13cm" svg:y="3.9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1cm" svg:y="5.9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2cm" svg:y="7.8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3cm" svg:y="9.6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4cm" svg:y="11.5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1cm" svg:y="16.7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2cm" svg:y="18.7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5cm" svg:y="24.3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2cm" svg:y="20.4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3.003cm" svg:y="22.4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5.601cm" svg:y="1.7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15.602cm" svg:y="14.683cm">
          <draw:text-box>
            <text:p><text:span text:style-name="T7">ω</text:span></text:p>
          </draw:text-box>
        </draw:frame>
        <draw:frame draw:style-name="gr20" draw:text-style-name="P7" draw:layer="layout" svg:width="1.01cm" svg:height="1.106cm" svg:x="5.103cm" svg:y="18.383cm">
          <draw:text-box>
            <text:p><text:span text:style-name="T7">λ</text:span></text:p>
          </draw:text-box>
        </draw:frame>
        <draw:frame draw:style-name="gr14" draw:text-style-name="P7" draw:layer="layout" svg:width="0.879cm" svg:height="1.106cm" svg:x="5.604cm" svg:y="8.183cm">
          <draw:text-box>
            <text:p><text:span text:style-name="T7">λ</text:span></text:p>
          </draw:text-box>
        </draw:frame>
        <draw:frame draw:style-name="gr30" draw:text-style-name="P7" draw:layer="layout" svg:width="6.218cm" svg:height="4.122cm" svg:x="0.978cm" svg:y="1.016cm">
          <draw:text-box>
            <text:p><text:span text:style-name="T20">ጓቋቕቛክኳኽዃ</text:span><text:span text:style-name="T17">:</text:span></text:p>
            <text:p><text:span text:style-name="T9">q </text:span><text:span text:style-name="T10">≡</text:span><text:span text:style-name="T9"> {g, k, K, q, Q}</text:span></text:p>
            <text:p><text:span text:style-name="T11">λ</text:span><text:span text:style-name="T12"> ≡ </text:span><text:span text:style-name="T13">ሌላ</text:span><text:span text:style-name="T12"> </text:span><text:span text:style-name="T12">(any other key)</text:span></text:p>
            <text:p><text:span text:style-name="T7">ω </text:span><text:span text:style-name="T12">≡ return to state 0</text:span></text:p>
            <text:p><text:span text:style-name="T12"><text:s text:c="8"/></text:span><text:span text:style-name="T12">without input</text:span></text:p>
          </draw:text-box>
        </draw:frame>
        <draw:line draw:style-name="gr23" draw:text-style-name="P5" draw:layer="layout" svg:x1="9.432cm" svg:y1="1.254cm" svg:x2="9.432cm" svg:y2="12.384cm">
          <text:p/>
        </draw:line>
        <draw:line draw:style-name="gr21" draw:text-style-name="P5" draw:layer="layout" svg:x1="9.432cm" svg:y1="1.281cm" svg:x2="14.766cm" svg:y2="1.281cm">
          <text:p/>
        </draw:line>
        <draw:line draw:style-name="gr22" draw:text-style-name="P5" draw:layer="layout" svg:x1="14.766cm" svg:y1="1.254cm" svg:x2="14.766cm" svg:y2="2.143cm">
          <text:p/>
        </draw:line>
        <draw:line draw:style-name="gr23" draw:text-style-name="P5" draw:layer="layout" svg:x1="9.432cm" svg:y1="13.954cm" svg:x2="9.432cm" svg:y2="25.284cm">
          <text:p/>
        </draw:line>
        <draw:line draw:style-name="gr21" draw:text-style-name="P5" draw:layer="layout" svg:x1="9.432cm" svg:y1="13.981cm" svg:x2="14.766cm" svg:y2="13.981cm">
          <text:p/>
        </draw:line>
        <draw:line draw:style-name="gr22" draw:text-style-name="P5" draw:layer="layout" svg:x1="14.766cm" svg:y1="13.954cm" svg:x2="14.766cm" svg:y2="14.97cm">
          <text:p/>
        </draw:line>
      </draw:page>
      <draw:page draw:name="page5" draw:style-name="dp1" draw:master-page-name="Default">
        <draw:custom-shape draw:style-name="gr1" draw:text-style-name="P2" draw:layer="layout" svg:width="1.651cm" svg:height="1.651cm" svg:x="4.494cm" svg:y="11.01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3.097cm" svg:y1="11.9cm" svg:x2="4.621cm" svg:y2="11.9cm">
          <text:p/>
        </draw:line>
        <draw:custom-shape draw:style-name="gr1" draw:text-style-name="P2" draw:layer="layout" svg:width="1.651cm" svg:height="1.651cm" svg:x="10.246cm" svg:y="11.01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51cm" svg:height="1.651cm" svg:x="15.994cm" svg:y="11.01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51cm" svg:height="1.651cm" svg:x="10.246cm" svg:y="15.31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5" draw:layer="layout" svg:x1="6.183cm" svg:y1="11.827cm" svg:x2="10.374cm" svg:y2="11.827cm">
          <text:p/>
        </draw:line>
        <draw:line draw:style-name="gr22" draw:text-style-name="P5" draw:layer="layout" svg:x1="11.898cm" svg:y1="11.827cm" svg:x2="16.089cm" svg:y2="11.827cm">
          <text:p/>
        </draw:line>
        <draw:frame draw:style-name="gr34" draw:text-style-name="P7" draw:layer="layout" svg:width="1.564cm" svg:height="1.093cm" svg:x="7.407cm" svg:y="10.806cm">
          <draw:text-box>
            <text:p><text:span text:style-name="T9">s / </text:span><text:span text:style-name="T9">ስ</text:span></text:p>
          </draw:text-box>
        </draw:frame>
        <draw:frame draw:style-name="gr35" draw:text-style-name="P7" draw:layer="layout" svg:width="1.594cm" svg:height="1.093cm" svg:x="13.168cm" svg:y="10.919cm">
          <draw:text-box>
            <text:p><text:span text:style-name="T9">e / </text:span><text:span text:style-name="T9">ሰ</text:span></text:p>
          </draw:text-box>
        </draw:frame>
        <draw:frame draw:style-name="gr36" draw:text-style-name="P7" draw:layer="layout" svg:width="1.763cm" svg:height="1.093cm" svg:x="8.19cm" svg:y="14.032cm">
          <draw:text-box>
            <text:p><text:span text:style-name="T9">s / </text:span><text:span text:style-name="T9">ሥ</text:span></text:p>
          </draw:text-box>
        </draw:frame>
        <draw:frame draw:style-name="gr37" draw:text-style-name="P7" draw:layer="layout" svg:width="2.555cm" svg:height="1.093cm" svg:x="9.444cm" svg:y="7.733cm">
          <draw:text-box>
            <text:p><text:span text:style-name="T9">e / </text:span><text:span text:style-name="T9">ሴ</text:span><text:span text:style-name="T9">, </text:span><text:span text:style-name="T9">ሠ</text:span></text:p>
          </draw:text-box>
        </draw:frame>
        <draw:frame draw:style-name="gr38" draw:text-style-name="P7" draw:layer="layout" svg:width="1.934cm" svg:height="1.093cm" svg:x="14.523cm" svg:y="15.643cm">
          <draw:text-box>
            <text:p><text:span text:style-name="T9">e / </text:span><text:span text:style-name="T9">ሤ</text:span></text:p>
          </draw:text-box>
        </draw:frame>
        <draw:frame draw:style-name="gr39" draw:text-style-name="P7" draw:layer="layout" svg:width="2.094cm" svg:height="1.166cm" svg:x="5.861cm" svg:y="15.297cm">
          <draw:text-box>
            <text:p><text:span text:style-name="T21">Τ</text:span><text:span text:style-name="T22">3→0</text:span></text:p>
          </draw:text-box>
        </draw:frame>
        <draw:frame draw:style-name="gr40" draw:text-style-name="P7" draw:layer="layout" svg:width="2.147cm" svg:height="1.337cm" svg:x="6.962cm" svg:y="12.897cm">
          <draw:text-box>
            <text:p><text:span text:style-name="T21">Τ</text:span><text:span text:style-name="T23">1→0</text:span></text:p>
          </draw:text-box>
        </draw:frame>
        <draw:frame draw:style-name="gr41" draw:text-style-name="P10" draw:layer="layout" svg:width="15.477cm" svg:height="6.289cm" svg:x="1.017cm" svg:y="0.99cm">
          <draw:text-box>
            <text:p><text:span text:style-name="T24">CONSONANTS:</text:span></text:p>
            <text:p><text:span text:style-name="T25">Α</text:span><text:span text:style-name="T26"> ∈ A = </text:span><text:span text:style-name="T27">{b|B, f|F, j|J, l|L, m|M, r|R, v|V, w|W, x|X, y|Y}</text:span></text:p>
            <text:p><text:span text:style-name="T28">Β</text:span><text:span text:style-name="T27"> </text:span><text:span text:style-name="T26">∈ B = {</text:span><text:span text:style-name="T27">c, C, d, D, G, H, n , N, p, P, t, T, z, Z</text:span><text:span text:style-name="T26">}</text:span></text:p>
            <text:p><text:span text:style-name="T25">Γ </text:span><text:span text:style-name="T26">∈ C = </text:span><text:span text:style-name="T27">{g, k, K, q, Q</text:span><text:span text:style-name="T26">}</text:span></text:p>
            <text:p><text:span text:style-name="T25">Δ </text:span><text:span text:style-name="T26">∈ D = {h, s, S}</text:span></text:p>
            <text:p><text:span text:style-name="T25">Λ</text:span><text:span text:style-name="T26"> ∈ A </text:span><text:span text:style-name="T29">∪</text:span><text:span text:style-name="T26"> B </text:span><text:span text:style-name="T29">∪</text:span><text:span text:style-name="T26"> C </text:span><text:span text:style-name="T29">∪</text:span><text:span text:style-name="T26"> D</text:span></text:p>
            <text:p><text:span text:style-name="T25">Θ = Λ – Δ ⟺ Θ </text:span><text:span text:style-name="T26">∈ A </text:span><text:span text:style-name="T29">∪</text:span><text:span text:style-name="T26"> B </text:span><text:span text:style-name="T29">∪</text:span><text:span text:style-name="T26"> C</text:span></text:p>
          </draw:text-box>
        </draw:frame>
        <draw:path draw:style-name="gr19" draw:text-style-name="P5" draw:layer="layout" svg:width="9.365cm" svg:height="6.986cm" draw:transform="skewX (-5.69265972222706E-017) rotate (2.51152879361984) translate (12.6314117551553cm 16.6132515642647cm)" svg:viewBox="0 0 9366 6987" svg:d="M0 6987c7544 0 9366-6987 9366-6987">
          <text:p/>
        </draw:path>
        <draw:path draw:style-name="gr19" draw:text-style-name="P5" draw:layer="layout" svg:width="3.711cm" svg:height="1.944cm" draw:transform="rotate (-2.65900911541336) translate (15.986cm 12.038cm)" svg:viewBox="0 0 3712 1945" svg:d="M0 0c3011 0 3712 1945 3712 1945">
          <text:p/>
        </draw:path>
        <draw:path draw:style-name="gr19" draw:text-style-name="P5" draw:layer="layout" svg:width="2.147cm" svg:height="2.341cm" draw:transform="rotate (0.702320491002518) translate (10.0283607787383cm 13.7525658728467cm)" svg:viewBox="0 0 2148 2342" svg:d="M0 2342c2163 0 2148-2342 2148-2342">
          <text:p/>
        </draw:path>
        <draw:frame draw:style-name="gr39" draw:text-style-name="P7" draw:layer="layout" svg:width="2.094cm" svg:height="1.166cm" svg:x="12.961cm" svg:y="12.597cm">
          <draw:text-box>
            <text:p><text:span text:style-name="T21">Τ</text:span><text:span text:style-name="T30">2</text:span><text:span text:style-name="T22">→</text:span><text:span text:style-name="T31">1</text:span></text:p>
          </draw:text-box>
        </draw:frame>
        <draw:frame draw:style-name="gr39" draw:text-style-name="P7" draw:layer="layout" svg:width="2.094cm" svg:height="1.166cm" svg:x="12.161cm" svg:y="14.497cm">
          <draw:text-box>
            <text:p><text:span text:style-name="T21">Τ</text:span><text:span text:style-name="T22">3→1</text:span></text:p>
          </draw:text-box>
        </draw:frame>
        <draw:path draw:style-name="gr19" draw:text-style-name="P5" draw:layer="layout" svg:width="5.348cm" svg:height="3.078cm" draw:transform="rotate (3.02448106078097) translate (10.2709999999956cm 16.3020000000371cm)" svg:viewBox="0 0 5349 3079" svg:d="M0 0c4348 0 5349 3079 5349 3079">
          <text:p/>
        </draw:path>
        <draw:path draw:style-name="gr19" draw:text-style-name="P5" draw:layer="layout" svg:width="5.047cm" svg:height="3.55cm" draw:transform="rotate (0.0263544717051144) translate (11.8284207689143cm 12.7520307301734cm)" svg:viewBox="0 0 5048 3551" svg:d="M0 3551c4828 0 5048-3551 5048-3551">
          <text:p/>
        </draw:path>
        <draw:path draw:style-name="gr19" draw:text-style-name="P5" draw:layer="layout" svg:width="3.985cm" svg:height="2.517cm" draw:transform="rotate (-2.65900911541336) translate (10.652cm 12.519cm)" svg:viewBox="0 0 3986 2518" svg:d="M0 0c3011 0 3986 2518 3986 2518">
          <text:p/>
        </draw:path>
        <draw:path draw:style-name="gr19" draw:text-style-name="P5" draw:layer="layout" svg:width="2.268cm" svg:height="1.88cm" draw:transform="rotate (-2.39319547033463) translate (12.1860872738763cm 13.9975026225227cm)" svg:viewBox="0 0 2269 1881" svg:d="M0 1881c2426 0 2267-1881 2267-1881">
          <text:p/>
        </draw:path>
        <draw:path draw:style-name="gr19" draw:text-style-name="P5" draw:layer="layout" svg:width="1.961cm" svg:height="1.632cm" draw:transform="rotate (1.6313592518391) translate (10.2923936451104cm 11.8288145700042cm)" svg:viewBox="0 0 1962 1633" svg:d="M0 1633c4199 0 353-1633 353-1633">
          <text:p/>
        </draw:path>
        <draw:frame draw:style-name="gr40" draw:text-style-name="P7" draw:layer="layout" svg:width="2.147cm" svg:height="1.337cm" svg:x="11.663cm" svg:y="9.698cm">
          <draw:text-box>
            <text:p><text:span text:style-name="T21">Τ</text:span><text:span text:style-name="T23">1→1</text:span></text:p>
          </draw:text-box>
        </draw:frame>
        <draw:frame draw:style-name="gr42" draw:text-style-name="P11" draw:layer="layout" svg:width="17.952cm" svg:height="5.441cm" svg:x="1.109cm" svg:y="17.794cm">
          <draw:text-box>
            <text:p><text:span text:style-name="T32">Τ</text:span><text:span text:style-name="T33">:</text:span><text:span text:style-name="T34"> </text:span><text:span text:style-name="T35">STATE TRANSITIONS</text:span></text:p>
            <text:p><text:span text:style-name="T36">Τ(CURRENT_STATE, TEMP_OUTPUT, NEXT_INPUT)</text:span><text:span text:style-name="T37">→</text:span><text:span text:style-name="T36">(OUTPUT, next_state)</text:span></text:p>
            <text:p><text:span text:style-name="T32">Τ</text:span><text:span text:style-name="T38">0→1 <text:s text:c="2"/></text:span><text:span text:style-name="T32">Τ</text:span><text:span text:style-name="T38">1→0 <text:s text:c="2"/></text:span><text:span text:style-name="T32">Τ</text:span><text:span text:style-name="T38">1→1 <text:s text:c="2"/></text:span><text:span text:style-name="T32">Τ</text:span><text:span text:style-name="T38">1→2 <text:s text:c="2"/></text:span><text:span text:style-name="T32">Τ</text:span><text:span text:style-name="T38">1→3</text:span></text:p>
            <text:p><text:span text:style-name="T32">Τ</text:span><text:span text:style-name="T38">2→0 <text:s text:c="2"/></text:span><text:span text:style-name="T32">Τ</text:span><text:span text:style-name="T38">2→1</text:span></text:p>
            <text:p><text:span text:style-name="T32">Τ</text:span><text:span text:style-name="T38">3→0 <text:s text:c="2"/></text:span><text:span text:style-name="T32">Τ</text:span><text:span text:style-name="T38">3→1 <text:s text:c="2"/></text:span><text:span text:style-name="T32">Τ</text:span><text:span text:style-name="T38">3→2</text:span></text:p>
            <text:p><text:span text:style-name="T39"/></text:p>
          </draw:text-box>
        </draw:frame>
      </draw:page>
      <draw:page draw:name="page6" draw:style-name="dp1" draw:master-page-name="Default">
        <draw:frame draw:style-name="standard" draw:layer="layout" svg:width="19.593cm" svg:height="24.213cm" svg:x="0.936cm" svg:y="2.7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2">Initial State</text:p>
              </table:table-cell>
              <table:table-cell>
                <text:p text:style-name="P12">Temporary Output</text:p>
              </table:table-cell>
              <table:table-cell>
                <text:p text:style-name="P12">Input</text:p>
              </table:table-cell>
              <table:table-cell>
                <text:p text:style-name="P12">Next State</text:p>
              </table:table-cell>
              <table:table-cell>
                <text:p text:style-name="P12">Output</text:p>
              </table:table-cell>
              <table:table-cell>
                <text:p text:style-name="P12">Action on Output</text:p>
              </table:table-cell>
            </table:table-row>
            <table:table-row table:style-name="ro2" table:default-cell-style-name="ce2">
              <table:table-cell>
                <text:p text:style-name="P13"><text:span text:style-name="T40">0</text:span></text:p>
              </table:table-cell>
              <table:table-cell>
                <text:p text:style-name="P13"><text:span text:style-name="T40">null</text:span></text:p>
              </table:table-cell>
              <table:table-cell>
                <text:p text:style-name="P13"><text:span text:style-name="T41">λ</text:span></text:p>
              </table:table-cell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</text:span><text:span text:style-name="T41">λ)</text:span></text:p>
              </table:table-cell>
              <table:table-cell>
                <text:p text:style-name="P13"><text:span text:style-name="T40">temp_out = out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λ</text:span><text:span text:style-name="T41">)</text:span></text:p>
              </table:table-cell>
              <table:table-cell>
                <text:p text:style-name="P13"><text:span text:style-name="T40">a</text:span></text:p>
              </table:table-cell>
              <table:table-cell>
                <text:p text:style-name="P13"><text:span text:style-name="T40">0</text:span></text:p>
              </table:table-cell>
              <table:table-cell>
                <text:p text:style-name="P13"><text:span text:style-name="T40">rabee(</text:span><text:span text:style-name="T41">λ)</text:span></text:p>
              </table:table-cell>
              <table:table-cell>
                <text:p text:style-name="P13"><text:span text:style-name="T40">temp_out = null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λ</text:span><text:span text:style-name="T41">)</text:span></text:p>
              </table:table-cell>
              <table:table-cell>
                <text:p text:style-name="P13"><text:span text:style-name="T40">i</text:span></text:p>
              </table:table-cell>
              <table:table-cell>
                <text:p text:style-name="P13"><text:span text:style-name="T40">0</text:span></text:p>
              </table:table-cell>
              <table:table-cell>
                <text:p text:style-name="P13"><text:span text:style-name="T40">salis(</text:span><text:span text:style-name="T41">λ)</text:span></text:p>
              </table:table-cell>
              <table:table-cell>
                <text:p text:style-name="P13"><text:span text:style-name="T40">temp_out = null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λ</text:span><text:span text:style-name="T41">)</text:span></text:p>
              </table:table-cell>
              <table:table-cell>
                <text:p text:style-name="P13"><text:span text:style-name="T40">o</text:span></text:p>
              </table:table-cell>
              <table:table-cell>
                <text:p text:style-name="P13"><text:span text:style-name="T40">0</text:span></text:p>
              </table:table-cell>
              <table:table-cell>
                <text:p text:style-name="P13"><text:span text:style-name="T40">sabee(</text:span><text:span text:style-name="T41">λ)</text:span></text:p>
              </table:table-cell>
              <table:table-cell>
                <text:p text:style-name="P13"><text:span text:style-name="T40">temp_out = null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λ</text:span><text:span text:style-name="T41">)</text:span></text:p>
              </table:table-cell>
              <table:table-cell>
                <text:p text:style-name="P13"><text:span text:style-name="T40">u</text:span></text:p>
              </table:table-cell>
              <table:table-cell>
                <text:p text:style-name="P13"><text:span text:style-name="T40">0</text:span></text:p>
              </table:table-cell>
              <table:table-cell>
                <text:p text:style-name="P13"><text:span text:style-name="T40">kaeeb(</text:span><text:span text:style-name="T41">λ)</text:span></text:p>
              </table:table-cell>
              <table:table-cell>
                <text:p text:style-name="P13"><text:span text:style-name="T40">temp_out = null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λ</text:span><text:span text:style-name="T41">)</text:span></text:p>
              </table:table-cell>
              <table:table-cell>
                <text:p text:style-name="P13"><text:span text:style-name="T40">W</text:span></text:p>
              </table:table-cell>
              <table:table-cell>
                <text:p text:style-name="P13"><text:span text:style-name="T40">0</text:span></text:p>
              </table:table-cell>
              <table:table-cell>
                <text:p text:style-name="P13"><text:span text:style-name="T40">z_rabee(</text:span><text:span text:style-name="T41">λ)</text:span></text:p>
              </table:table-cell>
              <table:table-cell>
                <text:p text:style-name="P13"><text:span text:style-name="T40">temp_out = null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λ</text:span><text:span text:style-name="T41">)</text:span></text:p>
              </table:table-cell>
              <table:table-cell>
                <text:p text:style-name="P13"><text:span text:style-name="T40">Y</text:span></text:p>
              </table:table-cell>
              <table:table-cell>
                <text:p text:style-name="P13"><text:span text:style-name="T40">0</text:span></text:p>
              </table:table-cell>
              <table:table-cell>
                <text:p text:style-name="P13"><text:span text:style-name="T40">fia_mia(</text:span><text:span text:style-name="T41">λ)</text:span></text:p>
              </table:table-cell>
              <table:table-cell>
                <text:p text:style-name="P13"><text:span text:style-name="T40">temp_out = null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λ</text:span><text:span text:style-name="T41">)</text:span></text:p>
              </table:table-cell>
              <table:table-cell>
                <text:p text:style-name="P13"><text:span text:style-name="T40">E</text:span></text:p>
              </table:table-cell>
              <table:table-cell>
                <text:p text:style-name="P13"><text:span text:style-name="T40">0</text:span></text:p>
              </table:table-cell>
              <table:table-cell>
                <text:p text:style-name="P13"><text:span text:style-name="T40">hamis(</text:span><text:span text:style-name="T41">λ)</text:span></text:p>
              </table:table-cell>
              <table:table-cell>
                <text:p text:style-name="P13"><text:span text:style-name="T40">temp_out = null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λ</text:span><text:span text:style-name="T41">)</text:span></text:p>
              </table:table-cell>
              <table:table-cell>
                <text:p text:style-name="P13"><text:span text:style-name="T40">e</text:span></text:p>
              </table:table-cell>
              <table:table-cell>
                <text:p text:style-name="P13"><text:span text:style-name="T40">2</text:span></text:p>
              </table:table-cell>
              <table:table-cell>
                <text:p text:style-name="P13"><text:span text:style-name="T40">geez(</text:span><text:span text:style-name="T41">λ)</text:span></text:p>
              </table:table-cell>
              <table:table-cell>
                <text:p text:style-name="P13"><text:span text:style-name="T40">temp_out = out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</text:span><text:span text:style-name="T41">λ</text:span><text:span text:style-name="T42">1</text:span><text:span text:style-name="T40">)</text:span></text:p>
              </table:table-cell>
              <table:table-cell>
                <text:p text:style-name="P13"><text:span text:style-name="T41">λ</text:span><text:span text:style-name="T42">2</text:span></text:p>
              </table:table-cell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</text:span><text:span text:style-name="T41">λ</text:span><text:span text:style-name="T42">2</text:span><text:span text:style-name="T40">)</text:span></text:p>
              </table:table-cell>
              <table:table-cell>
                <text:p text:style-name="P13"><text:span text:style-name="T40">temp_out = out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</text:span><text:span text:style-name="T43">Δ)</text:span></text:p>
              </table:table-cell>
              <table:table-cell>
                <text:p text:style-name="P13"><text:span text:style-name="T43">Λ ≠ Δ</text:span></text:p>
              </table:table-cell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</text:span><text:span text:style-name="T43">Λ</text:span><text:span text:style-name="T44">)</text:span></text:p>
              </table:table-cell>
              <table:table-cell>
                <text:p text:style-name="P13"><text:span text:style-name="T40">temp_out = out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0">sadis(</text:span><text:span text:style-name="T43">Δ</text:span><text:span text:style-name="T40">)</text:span></text:p>
              </table:table-cell>
              <table:table-cell>
                <text:p text:style-name="P13"><text:span text:style-name="T43">Δ</text:span></text:p>
              </table:table-cell>
              <table:table-cell>
                <text:p text:style-name="P13"><text:span text:style-name="T40">3</text:span></text:p>
              </table:table-cell>
              <table:table-cell>
                <text:p text:style-name="P13"><text:span text:style-name="T40">sadis(</text:span><text:span text:style-name="T43">Δ</text:span><text:span text:style-name="T45">2</text:span><text:span text:style-name="T40">)</text:span></text:p>
              </table:table-cell>
              <table:table-cell>
                <text:p text:style-name="P13"><text:span text:style-name="T40">temp_out = out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40">1</text:span></text:p>
              </table:table-cell>
              <table:table-cell>
                <text:p text:style-name="P13"><text:span text:style-name="T43">sadis(Γ)</text:span></text:p>
              </table:table-cell>
              <table:table-cell table:style-name="ce3">
                <text:p text:style-name="P13"><text:span text:style-name="T46">W</text:span></text:p>
              </table:table-cell>
              <table:table-cell>
                <text:p text:style-name="P13"><text:span text:style-name="T40">3</text:span></text:p>
              </table:table-cell>
              <table:table-cell>
                <text:p text:style-name="P13"><text:span text:style-name="T40">sadis(</text:span><text:span text:style-name="T43">Γ</text:span><text:span text:style-name="T46">W</text:span><text:span text:style-name="T44">)</text:span></text:p>
              </table:table-cell>
              <table:table-cell>
                <text:p text:style-name="P13"><text:span text:style-name="T40">temp_out = out</text:span></text:p>
              </table:table-cell>
            </table:table-row>
            <table:table-row table:style-name="ro2" table:default-cell-style-name="ce4">
              <table:table-cell>
                <text:p text:style-name="P14">2</text:p>
              </table:table-cell>
              <table:table-cell>
                <text:p text:style-name="P14">geez(λ<text:span text:style-name="T47">)</text:span></text:p>
              </table:table-cell>
              <table:table-cell>
                <text:p text:style-name="P14">e</text:p>
              </table:table-cell>
              <table:table-cell>
                <text:p text:style-name="P14">0</text:p>
              </table:table-cell>
              <table:table-cell>
                <text:p text:style-name="P13">hamis(λ)</text:p>
              </table:table-cell>
              <table:table-cell>
                <text:p text:style-name="P14">temp_out = null</text:p>
              </table:table-cell>
            </table:table-row>
            <table:table-row table:style-name="ro3" table:default-cell-style-name="ce4">
              <table:table-cell>
                <text:p text:style-name="P14">2</text:p>
              </table:table-cell>
              <table:table-cell>
                <text:p text:style-name="P14">geez(λ<text:span text:style-name="T48">1</text:span><text:span text:style-name="T47">)</text:span></text:p>
              </table:table-cell>
              <table:table-cell>
                <text:p text:style-name="P13">λ<text:span text:style-name="T48">2</text:span></text:p>
              </table:table-cell>
              <table:table-cell>
                <text:p text:style-name="P14">1</text:p>
              </table:table-cell>
              <table:table-cell>
                <text:p text:style-name="P13">sadis(λ<text:span text:style-name="T48">2</text:span><text:span text:style-name="T47">)</text:span></text:p>
              </table:table-cell>
              <table:table-cell>
                <text:p text:style-name="P14">temp_out = ou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16" draw:layer="layout" svg:width="13.802cm" svg:height="1.325cm" svg:x="1.008cm" svg:y="1.035cm">
          <draw:text-box>
            <text:p text:style-name="P15"><text:span text:style-name="T49">STATE TRANSITION TABLE: CONSONANTS</text:span></text:p>
          </draw:text-box>
        </draw:frame>
      </draw:page>
      <draw:page draw:name="page7" draw:style-name="dp1" draw:master-page-name="Default">
        <draw:frame draw:style-name="standard" draw:layer="layout" svg:width="19.593cm" svg:height="15.486cm" svg:x="0.996cm" svg:y="0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2">Initial State</text:p>
              </table:table-cell>
              <table:table-cell>
                <text:p text:style-name="P12">Temporary Output</text:p>
              </table:table-cell>
              <table:table-cell>
                <text:p text:style-name="P12">Input</text:p>
              </table:table-cell>
              <table:table-cell>
                <text:p text:style-name="P12">Next State</text:p>
              </table:table-cell>
              <table:table-cell>
                <text:p text:style-name="P12">Output</text:p>
              </table:table-cell>
              <table:table-cell>
                <text:p text:style-name="P12">Action on Output</text:p>
              </table:table-cell>
            </table:table-row>
            <table:table-row table:style-name="ro4" table:default-cell-style-name="ce5">
              <table:table-cell>
                <text:p text:style-name="P17">3</text:p>
              </table:table-cell>
              <table:table-cell>
                <text:p text:style-name="P18"><text:span text:style-name="T40">sadis(</text:span><text:span text:style-name="T43">Δ</text:span><text:span text:style-name="T45">2</text:span><text:span text:style-name="T50">)</text:span></text:p>
              </table:table-cell>
              <table:table-cell>
                <text:p text:style-name="P18">λ</text:p>
              </table:table-cell>
              <table:table-cell>
                <text:p text:style-name="P17">1</text:p>
              </table:table-cell>
              <table:table-cell>
                <text:p text:style-name="P18">sadis(λ)</text:p>
              </table:table-cell>
              <table:table-cell>
                <text:p text:style-name="P17">temp_out = out</text:p>
              </table:table-cell>
            </table:table-row>
            <table:table-row table:style-name="ro4" table:default-cell-style-name="ce5">
              <table:table-cell>
                <text:p text:style-name="P17">3</text:p>
              </table:table-cell>
              <table:table-cell>
                <text:p text:style-name="P18"><text:span text:style-name="T50">sadis(Γ</text:span><text:span text:style-name="T51">W</text:span><text:span text:style-name="T40">)</text:span></text:p>
              </table:table-cell>
              <table:table-cell>
                <text:p text:style-name="P18">λ</text:p>
              </table:table-cell>
              <table:table-cell>
                <text:p text:style-name="P17">1</text:p>
              </table:table-cell>
              <table:table-cell>
                <text:p text:style-name="P18">sadis(λ)</text:p>
              </table:table-cell>
              <table:table-cell>
                <text:p text:style-name="P17">temp_out = out</text:p>
              </table:table-cell>
            </table:table-row>
            <table:table-row table:style-name="ro4" table:default-cell-style-name="ce5"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sadis(λ</text:span><text:span text:style-name="T41">)</text:span></text:p>
              </table:table-cell>
              <table:table-cell>
                <text:p text:style-name="P18"><text:span text:style-name="T40">a</text:span></text:p>
              </table:table-cell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rabee(</text:span><text:span text:style-name="T41">λ)</text:span></text:p>
              </table:table-cell>
              <table:table-cell>
                <text:p text:style-name="P18"><text:span text:style-name="T40">temp_out = null</text:span></text:p>
              </table:table-cell>
            </table:table-row>
            <table:table-row table:style-name="ro4" table:default-cell-style-name="ce5"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sadis(λ</text:span><text:span text:style-name="T41">)</text:span></text:p>
              </table:table-cell>
              <table:table-cell>
                <text:p text:style-name="P18"><text:span text:style-name="T40">i</text:span></text:p>
              </table:table-cell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salis(</text:span><text:span text:style-name="T41">λ)</text:span></text:p>
              </table:table-cell>
              <table:table-cell>
                <text:p text:style-name="P18"><text:span text:style-name="T40">temp_out = null</text:span></text:p>
              </table:table-cell>
            </table:table-row>
            <table:table-row table:style-name="ro4" table:default-cell-style-name="ce5"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sadis(λ</text:span><text:span text:style-name="T41">)</text:span></text:p>
              </table:table-cell>
              <table:table-cell>
                <text:p text:style-name="P18"><text:span text:style-name="T40">o</text:span></text:p>
              </table:table-cell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sabee(</text:span><text:span text:style-name="T41">λ)</text:span></text:p>
              </table:table-cell>
              <table:table-cell>
                <text:p text:style-name="P18"><text:span text:style-name="T40">temp_out = null</text:span></text:p>
              </table:table-cell>
            </table:table-row>
            <table:table-row table:style-name="ro4" table:default-cell-style-name="ce5"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sadis(λ</text:span><text:span text:style-name="T41">)</text:span></text:p>
              </table:table-cell>
              <table:table-cell>
                <text:p text:style-name="P18"><text:span text:style-name="T40">u</text:span></text:p>
              </table:table-cell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kaeeb(</text:span><text:span text:style-name="T41">λ)</text:span></text:p>
              </table:table-cell>
              <table:table-cell>
                <text:p text:style-name="P18"><text:span text:style-name="T40">temp_out = null</text:span></text:p>
              </table:table-cell>
            </table:table-row>
            <table:table-row table:style-name="ro4" table:default-cell-style-name="ce5"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sadis(λ</text:span><text:span text:style-name="T41">)</text:span></text:p>
              </table:table-cell>
              <table:table-cell>
                <text:p text:style-name="P18"><text:span text:style-name="T40">W</text:span></text:p>
              </table:table-cell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z_rabee(</text:span><text:span text:style-name="T41">λ)</text:span></text:p>
              </table:table-cell>
              <table:table-cell>
                <text:p text:style-name="P18"><text:span text:style-name="T40">temp_out = null</text:span></text:p>
              </table:table-cell>
            </table:table-row>
            <table:table-row table:style-name="ro4" table:default-cell-style-name="ce5"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sadis(λ</text:span><text:span text:style-name="T41">)</text:span></text:p>
              </table:table-cell>
              <table:table-cell>
                <text:p text:style-name="P18"><text:span text:style-name="T40">Y</text:span></text:p>
              </table:table-cell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fia_mia(</text:span><text:span text:style-name="T41">λ)</text:span></text:p>
              </table:table-cell>
              <table:table-cell>
                <text:p text:style-name="P18"><text:span text:style-name="T40">temp_out = null</text:span></text:p>
              </table:table-cell>
            </table:table-row>
            <table:table-row table:style-name="ro4" table:default-cell-style-name="ce5"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sadis(λ</text:span><text:span text:style-name="T41">)</text:span></text:p>
              </table:table-cell>
              <table:table-cell>
                <text:p text:style-name="P18"><text:span text:style-name="T40">E</text:span></text:p>
              </table:table-cell>
              <table:table-cell>
                <text:p text:style-name="P18"><text:span text:style-name="T40">0</text:span></text:p>
              </table:table-cell>
              <table:table-cell>
                <text:p text:style-name="P18"><text:span text:style-name="T40">hamis(</text:span><text:span text:style-name="T41">λ)</text:span></text:p>
              </table:table-cell>
              <table:table-cell>
                <text:p text:style-name="P18"><text:span text:style-name="T40">temp_out = null</text:span></text:p>
              </table:table-cell>
            </table:table-row>
            <table:table-row table:style-name="ro5" table:default-cell-style-name="ce5">
              <table:table-cell>
                <text:p text:style-name="P18"><text:span text:style-name="T40">3</text:span></text:p>
              </table:table-cell>
              <table:table-cell>
                <text:p text:style-name="P18"><text:span text:style-name="T40">sadis(λ</text:span><text:span text:style-name="T41">)</text:span></text:p>
              </table:table-cell>
              <table:table-cell>
                <text:p text:style-name="P18"><text:span text:style-name="T40">e</text:span></text:p>
              </table:table-cell>
              <table:table-cell>
                <text:p text:style-name="P18"><text:span text:style-name="T40">2</text:span></text:p>
              </table:table-cell>
              <table:table-cell>
                <text:p text:style-name="P18"><text:span text:style-name="T40">geez(</text:span><text:span text:style-name="T41">λ)</text:span></text:p>
              </table:table-cell>
              <table:table-cell>
                <text:p text:style-name="P18"><text:span text:style-name="T40">temp_out = out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8" draw:style-name="dp1" draw:master-page-name="Default">
        <draw:frame draw:style-name="gr44" draw:text-style-name="P7" draw:layer="layout" svg:width="15.477cm" svg:height="2.549cm" svg:x="1.018cm" svg:y="0.991cm">
          <draw:text-box>
            <text:p text:style-name="P19"><text:span text:style-name="T24">VOWELS:</text:span></text:p>
            <text:p text:style-name="P19"><text:span text:style-name="T25">Ε</text:span><text:span text:style-name="T26"> ∈ {a, A, e, E, i, o, u}</text:span></text:p>
          </draw:text-box>
        </draw:frame>
        <draw:custom-shape draw:style-name="gr1" draw:text-style-name="P2" draw:layer="layout" svg:width="1.651cm" svg:height="1.651cm" svg:x="6.357cm" svg:y="7.198cm">
          <text:p text:style-name="P20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4.96cm" svg:y1="8.087cm" svg:x2="6.484cm" svg:y2="8.087cm">
          <text:p/>
        </draw:line>
        <draw:custom-shape draw:style-name="gr1" draw:text-style-name="P2" draw:layer="layout" svg:width="1.651cm" svg:height="1.651cm" svg:x="12.109cm" svg:y="7.198cm">
          <text:p text:style-name="P20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5" draw:layer="layout" svg:x1="8.046cm" svg:y1="8.014cm" svg:x2="12.237cm" svg:y2="8.014cm">
          <text:p/>
        </draw:line>
        <draw:path draw:style-name="gr19" draw:text-style-name="P5" draw:layer="layout" svg:width="3.985cm" svg:height="2.517cm" draw:transform="rotate (-2.65900911541336) translate (12.515cm 8.706cm)" svg:viewBox="0 0 3986 2518" svg:d="M0 0c3011 0 3986 2518 3986 2518">
          <text:p/>
        </draw:path>
        <draw:frame draw:style-name="gr45" draw:text-style-name="P7" draw:layer="layout" svg:width="1.458cm" svg:height="1.111cm" svg:x="9.052cm" svg:y="6.95cm">
          <draw:text-box>
            <text:p text:style-name="P19"><text:span text:style-name="T25">Ε/</text:span><text:span text:style-name="T52">እ</text:span></text:p>
          </draw:text-box>
        </draw:frame>
        <draw:frame draw:style-name="gr45" draw:text-style-name="P7" draw:layer="layout" svg:width="1.391cm" svg:height="1.111cm" svg:x="9.352cm" svg:y="9.351cm">
          <draw:text-box>
            <text:p text:style-name="P19"><text:span text:style-name="T25">Ε/</text:span><text:span text:style-name="T52">ዕ</text:span></text:p>
          </draw:text-box>
        </draw:frame>
        <draw:path draw:style-name="gr19" draw:text-style-name="P5" draw:layer="layout" svg:width="1.961cm" svg:height="1.632cm" draw:transform="rotate (1.6313592518391) translate (6.4193936451104cm 8.0348145700042cm)" svg:viewBox="0 0 1962 1633" svg:d="M0 1633c4199 0 353-1633 353-1633">
          <text:p/>
        </draw:path>
        <draw:frame draw:style-name="gr45" draw:text-style-name="P7" draw:layer="layout" svg:width="1.56cm" svg:height="1.28cm" svg:x="5.345cm" svg:y="5.783cm">
          <draw:text-box>
            <text:p text:style-name="P19">A/<text:span text:style-name="T53">ኣ</text:span></text:p>
          </draw:text-box>
        </draw:frame>
        <draw:frame draw:style-name="standard" draw:layer="layout" svg:width="19.393cm" svg:height="13.849cm" svg:x="0.939cm" svg:y="13.19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6" table:default-cell-style-name="ce1">
              <table:table-cell>
                <text:p text:style-name="P21">Initial State</text:p>
              </table:table-cell>
              <table:table-cell>
                <text:p text:style-name="P21">Temporary Output</text:p>
              </table:table-cell>
              <table:table-cell>
                <text:p text:style-name="P21">Input</text:p>
              </table:table-cell>
              <table:table-cell>
                <text:p text:style-name="P21">Next State</text:p>
              </table:table-cell>
              <table:table-cell>
                <text:p text:style-name="P21">Output</text:p>
              </table:table-cell>
              <table:table-cell>
                <text:p text:style-name="P21">Action on Output</text:p>
              </table:table-cell>
            </table:table-row>
            <table:table-row table:style-name="ro7" table:default-cell-style-name="ce5">
              <table:table-cell>
                <text:p text:style-name="P22">0</text:p>
              </table:table-cell>
              <table:table-cell>
                <text:p text:style-name="P23"><text:span text:style-name="T40">null</text:span></text:p>
              </table:table-cell>
              <table:table-cell>
                <text:p text:style-name="P23">a</text:p>
              </table:table-cell>
              <table:table-cell>
                <text:p text:style-name="P22">1</text:p>
              </table:table-cell>
              <table:table-cell>
                <text:p text:style-name="P19">አ=<text:span text:style-name="T40">anababi(a)</text:span></text:p>
              </table:table-cell>
              <table:table-cell>
                <text:p text:style-name="P22">temp_out = a</text:p>
              </table:table-cell>
            </table:table-row>
            <table:table-row table:style-name="ro7" table:default-cell-style-name="ce5">
              <table:table-cell>
                <text:p text:style-name="P19">0</text:p>
              </table:table-cell>
              <table:table-cell>
                <text:p text:style-name="P19">null</text:p>
              </table:table-cell>
              <table:table-cell>
                <text:p text:style-name="P19">e</text:p>
              </table:table-cell>
              <table:table-cell>
                <text:p text:style-name="P19">1</text:p>
              </table:table-cell>
              <table:table-cell>
                <text:p text:style-name="P19">እ=<text:span text:style-name="T40">anababi(e)</text:span></text:p>
              </table:table-cell>
              <table:table-cell>
                <text:p text:style-name="P19">temp_out = e</text:p>
              </table:table-cell>
            </table:table-row>
            <table:table-row table:style-name="ro7" table:default-cell-style-name="ce5">
              <table:table-cell>
                <text:p text:style-name="P19">0</text:p>
              </table:table-cell>
              <table:table-cell>
                <text:p text:style-name="P19">null</text:p>
              </table:table-cell>
              <table:table-cell>
                <text:p text:style-name="P19">i</text:p>
              </table:table-cell>
              <table:table-cell>
                <text:p text:style-name="P19">1</text:p>
              </table:table-cell>
              <table:table-cell>
                <text:p text:style-name="P19">ኢ=<text:span text:style-name="T40">anababi(i)</text:span></text:p>
              </table:table-cell>
              <table:table-cell>
                <text:p text:style-name="P19">temp_out = i</text:p>
              </table:table-cell>
            </table:table-row>
            <table:table-row table:style-name="ro7" table:default-cell-style-name="ce5">
              <table:table-cell>
                <text:p text:style-name="P19">0</text:p>
              </table:table-cell>
              <table:table-cell>
                <text:p text:style-name="P19">null</text:p>
              </table:table-cell>
              <table:table-cell>
                <text:p text:style-name="P19">o</text:p>
              </table:table-cell>
              <table:table-cell>
                <text:p text:style-name="P19">1</text:p>
              </table:table-cell>
              <table:table-cell>
                <text:p text:style-name="P19">ኦ=<text:span text:style-name="T40">anababi(o)</text:span></text:p>
              </table:table-cell>
              <table:table-cell>
                <text:p text:style-name="P19">temp_out = o</text:p>
              </table:table-cell>
            </table:table-row>
            <table:table-row table:style-name="ro7" table:default-cell-style-name="ce5">
              <table:table-cell>
                <text:p text:style-name="P22">0</text:p>
              </table:table-cell>
              <table:table-cell>
                <text:p text:style-name="P22">null</text:p>
              </table:table-cell>
              <table:table-cell>
                <text:p text:style-name="P22">u</text:p>
              </table:table-cell>
              <table:table-cell>
                <text:p text:style-name="P22">1</text:p>
              </table:table-cell>
              <table:table-cell>
                <text:p text:style-name="P19">ኡ=<text:span text:style-name="T40">anababi(u)</text:span></text:p>
              </table:table-cell>
              <table:table-cell>
                <text:p text:style-name="P19">temp_out = u</text:p>
              </table:table-cell>
            </table:table-row>
            <table:table-row table:style-name="ro7" table:default-cell-style-name="ce5">
              <table:table-cell>
                <text:p text:style-name="P22">0</text:p>
              </table:table-cell>
              <table:table-cell>
                <text:p text:style-name="P22">null</text:p>
              </table:table-cell>
              <table:table-cell>
                <text:p text:style-name="P22">A</text:p>
              </table:table-cell>
              <table:table-cell>
                <text:p text:style-name="P22">0</text:p>
              </table:table-cell>
              <table:table-cell>
                <text:p text:style-name="P19">ኣ=<text:span text:style-name="T40">anababi(A)</text:span></text:p>
              </table:table-cell>
              <table:table-cell>
                <text:p text:style-name="P22">temp_out = null</text:p>
              </table:table-cell>
            </table:table-row>
            <table:table-row table:style-name="ro7" table:default-cell-style-name="ce5">
              <table:table-cell>
                <text:p text:style-name="P22">0</text:p>
              </table:table-cell>
              <table:table-cell>
                <text:p text:style-name="P22">null</text:p>
              </table:table-cell>
              <table:table-cell>
                <text:p text:style-name="P22">E</text:p>
              </table:table-cell>
              <table:table-cell>
                <text:p text:style-name="P22">1</text:p>
              </table:table-cell>
              <table:table-cell>
                <text:p text:style-name="P19">ኤ=<text:span text:style-name="T40">anababi(E)</text:span></text:p>
              </table:table-cell>
              <table:table-cell>
                <text:p text:style-name="P22">temp_out = E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19" draw:text-style-name="P5" draw:layer="layout" svg:width="1.961cm" svg:height="1.632cm" draw:transform="rotate (1.6313592518391) translate (12.1463936451104cm 8.0408145700042cm)" svg:viewBox="0 0 1962 1633" svg:d="M0 1633c4199 0 353-1633 353-1633">
          <text:p/>
        </draw:path>
        <draw:frame draw:style-name="gr45" draw:text-style-name="P7" draw:layer="layout" svg:width="0.773cm" svg:height="0.87cm" svg:x="13.616cm" svg:y="6.007cm">
          <draw:text-box>
            <text:p text:style-name="P19"><text:span text:style-name="T54">λ</text:span></text:p>
          </draw:text-box>
        </draw:frame>
        <draw:frame draw:style-name="gr43" draw:text-style-name="P16" draw:layer="layout" svg:width="11.724cm" svg:height="1.325cm" svg:x="1.008cm" svg:y="11.836cm">
          <draw:text-box>
            <text:p text:style-name="P15"><text:span text:style-name="T49">STATE TRANSITION TABLE: VOWELS</text:span></text:p>
          </draw:text-box>
        </draw:frame>
      </draw:page>
      <draw:page draw:name="page9" draw:style-name="dp1" draw:master-page-name="Default">
        <draw:frame draw:style-name="standard" draw:layer="layout" svg:width="19.395cm" svg:height="14.4cm" svg:x="1.175cm" svg:y="1.08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3"/>
            <table:table-column table:style-name="co14"/>
            <table:table-row table:style-name="ro4" table:default-cell-style-name="ce1">
              <table:table-cell>
                <text:p text:style-name="P21">Initial State</text:p>
              </table:table-cell>
              <table:table-cell>
                <text:p text:style-name="P21">Temporary Output</text:p>
              </table:table-cell>
              <table:table-cell>
                <text:p text:style-name="P21">Input</text:p>
              </table:table-cell>
              <table:table-cell>
                <text:p text:style-name="P21">Next State</text:p>
              </table:table-cell>
              <table:table-cell>
                <text:p text:style-name="P21">Output</text:p>
              </table:table-cell>
              <table:table-cell>
                <text:p text:style-name="P21">Action on Output</text:p>
              </table:table-cell>
            </table:table-row>
            <table:table-row table:style-name="ro4" table:default-cell-style-name="ce5">
              <table:table-cell>
                <text:p text:style-name="P22">1</text:p>
              </table:table-cell>
              <table:table-cell>
                <text:p text:style-name="P23"><text:span text:style-name="T40">anababi(a)</text:span></text:p>
              </table:table-cell>
              <table:table-cell>
                <text:p text:style-name="P23">a</text:p>
              </table:table-cell>
              <table:table-cell>
                <text:p text:style-name="P22">0</text:p>
              </table:table-cell>
              <table:table-cell>
                <text:p text:style-name="P19">ዓ</text:p>
              </table:table-cell>
              <table:table-cell>
                <text:p text:style-name="P22">temp_out = null</text:p>
              </table:table-cell>
            </table:table-row>
            <table:table-row table:style-name="ro4" table:default-cell-style-name="ce5">
              <table:table-cell>
                <text:p text:style-name="P22">1</text:p>
              </table:table-cell>
              <table:table-cell>
                <text:p text:style-name="P19"><text:span text:style-name="T40">anababi</text:span><text:span text:style-name="T40">(</text:span>a)</text:p>
              </table:table-cell>
              <table:table-cell>
                <text:p text:style-name="P22">e</text:p>
              </table:table-cell>
              <table:table-cell>
                <text:p text:style-name="P22">0</text:p>
              </table:table-cell>
              <table:table-cell>
                <text:p text:style-name="P19">ዐ</text:p>
              </table:table-cell>
              <table:table-cell>
                <text:p text:style-name="P22">temp_out = null</text:p>
              </table:table-cell>
            </table:table-row>
            <table:table-row table:style-name="ro4" table:default-cell-style-name="ce5">
              <table:table-cell>
                <text:p text:style-name="P19">1</text:p>
              </table:table-cell>
              <table:table-cell>
                <text:p text:style-name="P19"><text:span text:style-name="T40">anababi(</text:span>e)</text:p>
              </table:table-cell>
              <table:table-cell>
                <text:p text:style-name="P19">a</text:p>
              </table:table-cell>
              <table:table-cell>
                <text:p text:style-name="P19">0</text:p>
              </table:table-cell>
              <table:table-cell>
                <text:p text:style-name="P19">ኧ</text:p>
              </table:table-cell>
              <table:table-cell>
                <text:p text:style-name="P19">temp_out = null</text:p>
              </table:table-cell>
            </table:table-row>
            <table:table-row table:style-name="ro4" table:default-cell-style-name="ce5">
              <table:table-cell>
                <text:p text:style-name="P22">1</text:p>
              </table:table-cell>
              <table:table-cell>
                <text:p text:style-name="P19"><text:span text:style-name="T40">anababi(</text:span>e)</text:p>
              </table:table-cell>
              <table:table-cell>
                <text:p text:style-name="P22">e</text:p>
              </table:table-cell>
              <table:table-cell>
                <text:p text:style-name="P22">0</text:p>
              </table:table-cell>
              <table:table-cell>
                <text:p text:style-name="P19">ዕ</text:p>
              </table:table-cell>
              <table:table-cell>
                <text:p text:style-name="P22">temp_out = null</text:p>
              </table:table-cell>
            </table:table-row>
            <table:table-row table:style-name="ro4" table:default-cell-style-name="ce5">
              <table:table-cell>
                <text:p text:style-name="P19">1</text:p>
              </table:table-cell>
              <table:table-cell>
                <text:p text:style-name="P19"><text:span text:style-name="T40">anababi(</text:span>E)</text:p>
              </table:table-cell>
              <table:table-cell>
                <text:p text:style-name="P19">E</text:p>
              </table:table-cell>
              <table:table-cell>
                <text:p text:style-name="P19">0</text:p>
              </table:table-cell>
              <table:table-cell>
                <text:p text:style-name="P19">ዔ</text:p>
              </table:table-cell>
              <table:table-cell>
                <text:p text:style-name="P19">temp_out = null</text:p>
              </table:table-cell>
            </table:table-row>
            <table:table-row table:style-name="ro4" table:default-cell-style-name="ce5">
              <table:table-cell>
                <text:p text:style-name="P19">1</text:p>
              </table:table-cell>
              <table:table-cell>
                <text:p text:style-name="P19"><text:span text:style-name="T40">anababi(</text:span>i)</text:p>
              </table:table-cell>
              <table:table-cell>
                <text:p text:style-name="P19">i</text:p>
              </table:table-cell>
              <table:table-cell>
                <text:p text:style-name="P19">0</text:p>
              </table:table-cell>
              <table:table-cell>
                <text:p text:style-name="P19">ዒ</text:p>
              </table:table-cell>
              <table:table-cell>
                <text:p text:style-name="P19">temp_out = null</text:p>
              </table:table-cell>
            </table:table-row>
            <table:table-row table:style-name="ro4" table:default-cell-style-name="ce5">
              <table:table-cell>
                <text:p text:style-name="P22">1</text:p>
              </table:table-cell>
              <table:table-cell>
                <text:p text:style-name="P19"><text:span text:style-name="T40">anababi(</text:span>o)</text:p>
              </table:table-cell>
              <table:table-cell>
                <text:p text:style-name="P22">o</text:p>
              </table:table-cell>
              <table:table-cell>
                <text:p text:style-name="P22">0</text:p>
              </table:table-cell>
              <table:table-cell>
                <text:p text:style-name="P19">ዖ</text:p>
              </table:table-cell>
              <table:table-cell>
                <text:p text:style-name="P19">temp_out = null</text:p>
              </table:table-cell>
            </table:table-row>
            <table:table-row table:style-name="ro4" table:default-cell-style-name="ce5">
              <table:table-cell>
                <text:p text:style-name="P22">1</text:p>
              </table:table-cell>
              <table:table-cell>
                <text:p text:style-name="P19"><text:span text:style-name="T40">anababi(</text:span>u)</text:p>
              </table:table-cell>
              <table:table-cell>
                <text:p text:style-name="P22">u</text:p>
              </table:table-cell>
              <table:table-cell>
                <text:p text:style-name="P22">0</text:p>
              </table:table-cell>
              <table:table-cell>
                <text:p text:style-name="P19">ዑ</text:p>
              </table:table-cell>
              <table:table-cell>
                <text:p text:style-name="P22">temp_out = null</text:p>
              </table:table-cell>
            </table:table-row>
            <table:table-row table:style-name="ro8" table:default-cell-style-name="ce5">
              <table:table-cell>
                <text:p text:style-name="P22">1</text:p>
              </table:table-cell>
              <table:table-cell>
                <text:p text:style-name="P19">anababi(<text:span text:style-name="T25">Ε</text:span>)</text:p>
              </table:table-cell>
              <table:table-cell>
                <text:p text:style-name="P22"><text:span text:style-name="T55">λ</text:span></text:p>
              </table:table-cell>
              <table:table-cell>
                <text:p text:style-name="P22">1</text:p>
              </table:table-cell>
              <table:table-cell>
                <text:p text:style-name="P19">sadis(<text:span text:style-name="T55">λ</text:span><text:span text:style-name="T55">)</text:span></text:p>
              </table:table-cell>
              <table:table-cell>
                <text:p text:style-name="P19">temp_out = sadis(<text:span text:style-name="T55">λ)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 style:font-adornments="Regular"/>
    <style:font-face style:name="Liberation Serif" svg:font-family="'Liberation Serif'" style:font-adornments="Regular" style:font-family-generic="roman"/>
    <style:font-face style:name="DejaVu Sans" svg:font-family="'DejaVu Sans'" style:font-adornments="Book" style:font-family-generic="swiss"/>
    <style:font-face style:name="Liberation Sans1" svg:font-family="'Liberation Sans'" style:font-adornments="Regular" style:font-family-generic="swiss"/>
    <style:font-face style:name="DejaVu Sans Mono2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Math TeX Gyre" svg:font-family="'DejaVu Math TeX Gyre'" style:font-pitch="variable"/>
    <style:font-face style:name="Ethiopic Zelan" svg:font-family="'Ethiopic Zelan'" style:font-adornments="Regular" style:font-pitch="variable"/>
    <style:font-face style:name="TeXGyreAdventor" svg:font-family="TeXGyreAdventor" style:font-adornments="Regular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33333" draw:marker-start="Arrow" draw:marker-start-width="0.305cm" draw:marker-start-center="false" draw:marker-end="Arrow" draw:marker-end-width="0.30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9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dos </meta:initial-creator>
    <meta:creation-date>2017-05-27T10:01:47.213686371</meta:creation-date>
    <dc:date>2017-05-31T09:13:40.664797815</dc:date>
    <dc:creator>Nardos </dc:creator>
    <meta:editing-duration>P1DT3H13M20S</meta:editing-duration>
    <meta:editing-cycles>185</meta:editing-cycles>
    <meta:generator>LibreOffice/5.3.1.2$Linux_X86_64 LibreOffice_project/e80a0e0fd1875e1696614d24c32df0f95f03deb2</meta:generator>
    <meta:document-statistic meta:object-count="337"/>
  </office:meta>
</office:document-meta>
</file>